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100000193B5531B33FAEC17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fo:font-weight="bold" officeooo:rsid="00dcafa3" officeooo:paragraph-rsid="00dcafa3" style:font-weight-asian="bold" style:font-weight-complex="bold"/>
    </style:style>
    <style:style style:name="P35" style:family="paragraph" style:parent-style-name="Standard">
      <style:text-properties style:text-underline-style="none" fo:font-weight="bold" officeooo:rsid="006b47df" officeooo:paragraph-rsid="006b47df" style:font-weight-asian="bold" style:font-weight-complex="bold"/>
    </style:style>
    <style:style style:name="P36" style:family="paragraph" style:parent-style-name="Standard">
      <style:text-properties style:text-underline-style="none" fo:font-weight="bold" officeooo:rsid="00ee753f" officeooo:paragraph-rsid="00ee753f" style:font-weight-asian="bold" style:font-weight-complex="bold"/>
    </style:style>
    <style:style style:name="P37" style:family="paragraph" style:parent-style-name="Standard">
      <style:text-properties style:text-underline-style="none" fo:font-weight="bold" officeooo:rsid="00f571e3" officeooo:paragraph-rsid="00f571e3" style:font-weight-asian="bold" style:font-weight-complex="bold"/>
    </style:style>
    <style:style style:name="P38" style:family="paragraph" style:parent-style-name="Standard">
      <style:text-properties style:text-underline-style="none" fo:font-weight="bold" officeooo:rsid="00f8d016" officeooo:paragraph-rsid="00f8d016" style:font-weight-asian="bold" style:font-weight-complex="bold"/>
    </style:style>
    <style:style style:name="P39" style:family="paragraph" style:parent-style-name="Standard">
      <style:text-properties style:text-underline-style="none" fo:font-weight="bold" officeooo:rsid="00fc3ea5" officeooo:paragraph-rsid="00fc3ea5" style:font-weight-asian="bold" style:font-weight-complex="bold"/>
    </style:style>
    <style:style style:name="P40" style:family="paragraph" style:parent-style-name="Standard">
      <style:text-properties style:text-underline-style="none" fo:font-weight="bold" officeooo:rsid="01008857" officeooo:paragraph-rsid="01008857" style:font-weight-asian="bold" style:font-weight-complex="bold"/>
    </style:style>
    <style:style style:name="P41" style:family="paragraph" style:parent-style-name="Standard">
      <style:text-properties style:text-underline-style="none" fo:font-weight="bold" officeooo:rsid="010175be" officeooo:paragraph-rsid="010175be" style:font-weight-asian="bold" style:font-weight-complex="bold"/>
    </style:style>
    <style:style style:name="P42" style:family="paragraph" style:parent-style-name="Standard">
      <style:text-properties style:text-underline-style="none" fo:font-weight="bold" officeooo:rsid="0105dbed" officeooo:paragraph-rsid="0105dbed" style:font-weight-asian="bold" style:font-weight-complex="bold"/>
    </style:style>
    <style:style style:name="P43" style:family="paragraph" style:parent-style-name="Standard">
      <style:text-properties style:text-underline-style="none" fo:font-weight="bold" officeooo:rsid="010787d2" officeooo:paragraph-rsid="010787d2" style:font-weight-asian="bold" style:font-weight-complex="bold"/>
    </style:style>
    <style:style style:name="P44" style:family="paragraph" style:parent-style-name="Standard">
      <style:text-properties style:text-underline-style="none" fo:font-weight="bold" officeooo:rsid="01166058" officeooo:paragraph-rsid="01166058" style:font-weight-asian="bold" style:font-weight-complex="bold"/>
    </style:style>
    <style:style style:name="P45" style:family="paragraph" style:parent-style-name="Standard">
      <style:text-properties style:text-underline-style="none" fo:font-weight="bold" officeooo:rsid="0117ec7a" officeooo:paragraph-rsid="0117ec7a" style:font-weight-asian="bold" style:font-weight-complex="bold"/>
    </style:style>
    <style:style style:name="P46" style:family="paragraph" style:parent-style-name="Standard">
      <style:text-properties style:text-underline-style="none" fo:font-weight="bold" officeooo:rsid="011ab472" officeooo:paragraph-rsid="011ab472" style:font-weight-asian="bold" style:font-weight-complex="bold"/>
    </style:style>
    <style:style style:name="P47" style:family="paragraph" style:parent-style-name="Standard">
      <style:text-properties style:text-underline-style="none" fo:font-weight="bold" officeooo:rsid="011d3f18" officeooo:paragraph-rsid="011d3f18" style:font-weight-asian="bold" style:font-weight-complex="bold"/>
    </style:style>
    <style:style style:name="P48" style:family="paragraph" style:parent-style-name="Standard">
      <style:text-properties style:text-underline-style="none" fo:font-weight="bold" officeooo:rsid="011e7bd5" officeooo:paragraph-rsid="011e7bd5" style:font-weight-asian="bold" style:font-weight-complex="bold"/>
    </style:style>
    <style:style style:name="P49" style:family="paragraph" style:parent-style-name="Standard">
      <style:text-properties style:text-underline-style="none" fo:font-weight="bold" officeooo:rsid="0125823c" officeooo:paragraph-rsid="0125823c" style:font-weight-asian="bold" style:font-weight-complex="bold"/>
    </style:style>
    <style:style style:name="P50" style:family="paragraph" style:parent-style-name="Standard">
      <style:text-properties style:text-underline-style="none" fo:font-weight="bold" officeooo:rsid="0126b26a" officeooo:paragraph-rsid="0126b26a" style:font-weight-asian="bold" style:font-weight-complex="bold"/>
    </style:style>
    <style:style style:name="P51" style:family="paragraph" style:parent-style-name="Standard">
      <style:text-properties style:text-underline-style="none" officeooo:rsid="002bb562" officeooo:paragraph-rsid="002bb562"/>
    </style:style>
    <style:style style:name="P52" style:family="paragraph" style:parent-style-name="Standard">
      <style:text-properties style:text-underline-style="none" officeooo:rsid="002bf7b8" officeooo:paragraph-rsid="002bf7b8"/>
    </style:style>
    <style:style style:name="P53" style:family="paragraph" style:parent-style-name="Standard">
      <style:text-properties style:text-underline-style="none" officeooo:rsid="002eeea9" officeooo:paragraph-rsid="002eeea9"/>
    </style:style>
    <style:style style:name="P54" style:family="paragraph" style:parent-style-name="Standard">
      <style:text-properties style:text-underline-style="none" officeooo:rsid="002ff443" officeooo:paragraph-rsid="002ff443"/>
    </style:style>
    <style:style style:name="P55" style:family="paragraph" style:parent-style-name="Standard">
      <style:text-properties style:text-underline-style="none" officeooo:rsid="00303da3" officeooo:paragraph-rsid="00303da3"/>
    </style:style>
    <style:style style:name="P56" style:family="paragraph" style:parent-style-name="Standard">
      <style:text-properties style:text-underline-style="none" officeooo:rsid="0027002f" officeooo:paragraph-rsid="0029189c"/>
    </style:style>
    <style:style style:name="P57" style:family="paragraph" style:parent-style-name="Standard">
      <style:text-properties style:text-underline-style="none" officeooo:rsid="0031da69" officeooo:paragraph-rsid="0031da69"/>
    </style:style>
    <style:style style:name="P58" style:family="paragraph" style:parent-style-name="Standard">
      <style:text-properties style:text-underline-style="none" officeooo:rsid="00329070" officeooo:paragraph-rsid="0031da69"/>
    </style:style>
    <style:style style:name="P59" style:family="paragraph" style:parent-style-name="Standard">
      <style:text-properties style:text-underline-style="none" officeooo:rsid="00329070" officeooo:paragraph-rsid="00329070"/>
    </style:style>
    <style:style style:name="P60" style:family="paragraph" style:parent-style-name="Standard">
      <style:text-properties style:text-underline-style="none" officeooo:rsid="00356cc6" officeooo:paragraph-rsid="00356cc6"/>
    </style:style>
    <style:style style:name="P61" style:family="paragraph" style:parent-style-name="Standard">
      <style:text-properties style:text-underline-style="none" officeooo:rsid="0039e6b6" officeooo:paragraph-rsid="003bc879"/>
    </style:style>
    <style:style style:name="P62" style:family="paragraph" style:parent-style-name="Standard">
      <style:text-properties style:text-underline-style="none" officeooo:rsid="003bc879" officeooo:paragraph-rsid="003bc879"/>
    </style:style>
    <style:style style:name="P63" style:family="paragraph" style:parent-style-name="Standard">
      <style:text-properties style:text-underline-style="none" fo:font-weight="normal" officeooo:rsid="003cd046" officeooo:paragraph-rsid="003cd046" style:font-weight-asian="normal" style:font-weight-complex="normal"/>
    </style:style>
    <style:style style:name="P64" style:family="paragraph" style:parent-style-name="Standard">
      <style:text-properties style:text-underline-style="none" fo:font-weight="normal" officeooo:rsid="003e6efd" officeooo:paragraph-rsid="003e6efd" style:font-weight-asian="normal" style:font-weight-complex="normal"/>
    </style:style>
    <style:style style:name="P65" style:family="paragraph" style:parent-style-name="Standard">
      <style:text-properties style:text-underline-style="none" fo:font-weight="normal" officeooo:rsid="00405c0e" officeooo:paragraph-rsid="00405c0e" style:font-weight-asian="normal" style:font-weight-complex="normal"/>
    </style:style>
    <style:style style:name="P66" style:family="paragraph" style:parent-style-name="Standard">
      <style:text-properties style:text-underline-style="none" fo:font-weight="normal" officeooo:rsid="00405c0e" officeooo:paragraph-rsid="0048bcdf" style:font-weight-asian="normal" style:font-weight-complex="normal"/>
    </style:style>
    <style:style style:name="P67" style:family="paragraph" style:parent-style-name="Standard">
      <style:text-properties style:text-underline-style="none" fo:font-weight="normal" officeooo:rsid="00484b82" officeooo:paragraph-rsid="00484b82" style:font-weight-asian="normal" style:font-weight-complex="normal"/>
    </style:style>
    <style:style style:name="P68" style:family="paragraph" style:parent-style-name="Standard">
      <style:text-properties style:text-underline-style="none" fo:font-weight="normal" officeooo:rsid="004a345d" officeooo:paragraph-rsid="004a345d" style:font-weight-asian="normal" style:font-weight-complex="normal"/>
    </style:style>
    <style:style style:name="P69" style:family="paragraph" style:parent-style-name="Standard">
      <style:text-properties style:text-underline-style="none" fo:font-weight="normal" officeooo:rsid="004b0792" officeooo:paragraph-rsid="004b0792" style:font-weight-asian="normal" style:font-weight-complex="normal"/>
    </style:style>
    <style:style style:name="P70" style:family="paragraph" style:parent-style-name="Standard">
      <style:text-properties style:text-underline-style="none" fo:font-weight="normal" officeooo:rsid="004f0864" officeooo:paragraph-rsid="004f0864" style:font-weight-asian="normal" style:font-weight-complex="normal"/>
    </style:style>
    <style:style style:name="P71" style:family="paragraph" style:parent-style-name="Standard">
      <style:text-properties style:text-underline-style="none" fo:font-weight="normal" officeooo:rsid="005204d7" officeooo:paragraph-rsid="005204d7" style:font-weight-asian="normal" style:font-weight-complex="normal"/>
    </style:style>
    <style:style style:name="P72" style:family="paragraph" style:parent-style-name="Standard">
      <style:text-properties style:text-underline-style="none" fo:font-weight="normal" officeooo:rsid="00554a6e" officeooo:paragraph-rsid="00554a6e" style:font-weight-asian="normal" style:font-weight-complex="normal"/>
    </style:style>
    <style:style style:name="P73" style:family="paragraph" style:parent-style-name="Standard">
      <style:text-properties style:text-underline-style="none" fo:font-weight="normal" officeooo:rsid="00554a6e" officeooo:paragraph-rsid="009625c1" style:font-weight-asian="normal" style:font-weight-complex="normal"/>
    </style:style>
    <style:style style:name="P74" style:family="paragraph" style:parent-style-name="Standard">
      <style:text-properties style:text-underline-style="none" fo:font-weight="normal" officeooo:rsid="006b47df" officeooo:paragraph-rsid="006b47df" style:font-weight-asian="normal" style:font-weight-complex="normal"/>
    </style:style>
    <style:style style:name="P75" style:family="paragraph" style:parent-style-name="Standard">
      <style:text-properties style:text-underline-style="none" fo:font-weight="normal" officeooo:rsid="006b47df" officeooo:paragraph-rsid="00d6fb14" style:font-weight-asian="normal" style:font-weight-complex="normal"/>
    </style:style>
    <style:style style:name="P76" style:family="paragraph" style:parent-style-name="Standard">
      <style:text-properties style:text-underline-style="none" fo:font-weight="normal" officeooo:rsid="006c4aa7" officeooo:paragraph-rsid="006c4aa7" style:font-weight-asian="normal" style:font-weight-complex="normal"/>
    </style:style>
    <style:style style:name="P77" style:family="paragraph" style:parent-style-name="Standard">
      <style:text-properties style:text-underline-style="none" fo:font-weight="normal" officeooo:rsid="006d6ef1" officeooo:paragraph-rsid="0073269d" style:font-weight-asian="normal" style:font-weight-complex="normal"/>
    </style:style>
    <style:style style:name="P78" style:family="paragraph" style:parent-style-name="Standard">
      <style:text-properties style:text-underline-style="none" fo:font-weight="normal" officeooo:rsid="006f4d0c" officeooo:paragraph-rsid="006f4d0c" style:font-weight-asian="normal" style:font-weight-complex="normal"/>
    </style:style>
    <style:style style:name="P79" style:family="paragraph" style:parent-style-name="Standard">
      <style:text-properties style:text-underline-style="none" fo:font-weight="normal" officeooo:rsid="00736c47" officeooo:paragraph-rsid="00736c47" style:font-weight-asian="normal" style:font-weight-complex="normal"/>
    </style:style>
    <style:style style:name="P80" style:family="paragraph" style:parent-style-name="Standard">
      <style:text-properties style:text-underline-style="none" fo:font-weight="normal" officeooo:rsid="007405c4" officeooo:paragraph-rsid="007405c4" style:font-weight-asian="normal" style:font-weight-complex="normal"/>
    </style:style>
    <style:style style:name="P81" style:family="paragraph" style:parent-style-name="Standard">
      <style:text-properties style:text-underline-style="none" fo:font-weight="normal" officeooo:rsid="00754f82" officeooo:paragraph-rsid="00754f82" style:font-weight-asian="normal" style:font-weight-complex="normal"/>
    </style:style>
    <style:style style:name="P82" style:family="paragraph" style:parent-style-name="Standard">
      <style:text-properties style:text-underline-style="none" fo:font-weight="normal" officeooo:rsid="00754f82" officeooo:paragraph-rsid="0079e61f" style:font-weight-asian="normal" style:font-weight-complex="normal"/>
    </style:style>
    <style:style style:name="P83" style:family="paragraph" style:parent-style-name="Standard">
      <style:text-properties style:text-underline-style="none" fo:font-weight="normal" officeooo:rsid="0079e61f" officeooo:paragraph-rsid="0079e61f" style:font-weight-asian="normal" style:font-weight-complex="normal"/>
    </style:style>
    <style:style style:name="P84" style:family="paragraph" style:parent-style-name="Standard">
      <style:text-properties style:text-underline-style="none" fo:font-weight="normal" officeooo:rsid="0071b369" officeooo:paragraph-rsid="0073269d" style:font-weight-asian="normal" style:font-weight-complex="normal"/>
    </style:style>
    <style:style style:name="P85" style:family="paragraph" style:parent-style-name="Standard">
      <style:text-properties style:text-underline-style="none" fo:font-weight="normal" officeooo:rsid="007ff05d" officeooo:paragraph-rsid="007ff05d" style:font-weight-asian="normal" style:font-weight-complex="normal"/>
    </style:style>
    <style:style style:name="P86" style:family="paragraph" style:parent-style-name="Standard">
      <style:text-properties style:text-underline-style="none" fo:font-weight="normal" officeooo:rsid="008133a0" officeooo:paragraph-rsid="008133a0" style:font-weight-asian="normal" style:font-weight-complex="normal"/>
    </style:style>
    <style:style style:name="P87" style:family="paragraph" style:parent-style-name="Standard">
      <style:text-properties style:text-underline-style="none" fo:font-weight="normal" officeooo:rsid="0081ebdd" officeooo:paragraph-rsid="0081ebdd" style:font-weight-asian="normal" style:font-weight-complex="normal"/>
    </style:style>
    <style:style style:name="P88" style:family="paragraph" style:parent-style-name="Standard">
      <style:text-properties style:text-underline-style="none" fo:font-weight="normal" officeooo:rsid="00839683" officeooo:paragraph-rsid="00839683" style:font-weight-asian="normal" style:font-weight-complex="normal"/>
    </style:style>
    <style:style style:name="P89" style:family="paragraph" style:parent-style-name="Standard">
      <style:text-properties style:text-underline-style="none" fo:font-weight="normal" officeooo:rsid="0085653e" officeooo:paragraph-rsid="0085653e" style:font-weight-asian="normal" style:font-weight-complex="normal"/>
    </style:style>
    <style:style style:name="P90" style:family="paragraph" style:parent-style-name="Standard">
      <style:text-properties style:text-underline-style="none" fo:font-weight="normal" officeooo:rsid="0086b8e4" officeooo:paragraph-rsid="0086b8e4" style:font-weight-asian="normal" style:font-weight-complex="normal"/>
    </style:style>
    <style:style style:name="P91" style:family="paragraph" style:parent-style-name="Standard">
      <style:text-properties style:text-underline-style="none" fo:font-weight="normal" officeooo:rsid="008980d8" officeooo:paragraph-rsid="008980d8" style:font-weight-asian="normal" style:font-weight-complex="normal"/>
    </style:style>
    <style:style style:name="P92" style:family="paragraph" style:parent-style-name="Standard">
      <style:text-properties style:text-underline-style="none" fo:font-weight="normal" officeooo:rsid="008d8865" officeooo:paragraph-rsid="008d8865" style:font-weight-asian="normal" style:font-weight-complex="normal"/>
    </style:style>
    <style:style style:name="P93" style:family="paragraph" style:parent-style-name="Standard">
      <style:text-properties style:text-underline-style="none" fo:font-weight="normal" officeooo:rsid="008f6190" officeooo:paragraph-rsid="008f6190" style:font-weight-asian="normal" style:font-weight-complex="normal"/>
    </style:style>
    <style:style style:name="P94" style:family="paragraph" style:parent-style-name="Standard">
      <style:text-properties style:text-underline-style="none" fo:font-weight="normal" officeooo:rsid="00913b92" officeooo:paragraph-rsid="00913b92" style:font-weight-asian="normal" style:font-weight-complex="normal"/>
    </style:style>
    <style:style style:name="P95" style:family="paragraph" style:parent-style-name="Standard">
      <style:text-properties style:text-underline-style="none" fo:font-weight="normal" officeooo:rsid="00913b92" officeooo:paragraph-rsid="0097de38" style:font-weight-asian="normal" style:font-weight-complex="normal"/>
    </style:style>
    <style:style style:name="P96" style:family="paragraph" style:parent-style-name="Standard">
      <style:text-properties style:text-underline-style="none" fo:font-weight="normal" officeooo:rsid="0091af86" officeooo:paragraph-rsid="0091af86" style:font-weight-asian="normal" style:font-weight-complex="normal"/>
    </style:style>
    <style:style style:name="P97" style:family="paragraph" style:parent-style-name="Standard">
      <style:text-properties style:text-underline-style="none" fo:font-weight="normal" officeooo:rsid="0093a9d9" officeooo:paragraph-rsid="0093a9d9" style:font-weight-asian="normal" style:font-weight-complex="normal"/>
    </style:style>
    <style:style style:name="P98" style:family="paragraph" style:parent-style-name="Standard">
      <style:text-properties style:text-underline-style="none" fo:font-weight="normal" officeooo:rsid="0093fd6b" officeooo:paragraph-rsid="0093fd6b" style:font-weight-asian="normal" style:font-weight-complex="normal"/>
    </style:style>
    <style:style style:name="P99" style:family="paragraph" style:parent-style-name="Standard">
      <style:text-properties style:text-underline-style="none" fo:font-weight="normal" officeooo:rsid="0095ae40" officeooo:paragraph-rsid="0095ae40" style:font-weight-asian="normal" style:font-weight-complex="normal"/>
    </style:style>
    <style:style style:name="P100" style:family="paragraph" style:parent-style-name="Standard">
      <style:text-properties style:text-underline-style="none" fo:font-weight="normal" officeooo:rsid="009625c1" officeooo:paragraph-rsid="009625c1" style:font-weight-asian="normal" style:font-weight-complex="normal"/>
    </style:style>
    <style:style style:name="P101" style:family="paragraph" style:parent-style-name="Standard">
      <style:text-properties style:text-underline-style="none" fo:font-weight="normal" officeooo:rsid="0097de38" officeooo:paragraph-rsid="0097de38" style:font-weight-asian="normal" style:font-weight-complex="normal"/>
    </style:style>
    <style:style style:name="P102" style:family="paragraph" style:parent-style-name="Standard">
      <style:text-properties style:text-underline-style="none" fo:font-weight="normal" officeooo:rsid="0097de38" officeooo:paragraph-rsid="00995326" style:font-weight-asian="normal" style:font-weight-complex="normal"/>
    </style:style>
    <style:style style:name="P103" style:family="paragraph" style:parent-style-name="Standard">
      <style:text-properties style:text-underline-style="none" fo:font-weight="normal" officeooo:rsid="00995326" officeooo:paragraph-rsid="00995326" style:font-weight-asian="normal" style:font-weight-complex="normal"/>
    </style:style>
    <style:style style:name="P104" style:family="paragraph" style:parent-style-name="Standard">
      <style:text-properties style:text-underline-style="none" fo:font-weight="normal" officeooo:rsid="009a4904" officeooo:paragraph-rsid="00995326" style:font-weight-asian="normal" style:font-weight-complex="normal"/>
    </style:style>
    <style:style style:name="P105" style:family="paragraph" style:parent-style-name="Standard">
      <style:text-properties style:text-underline-style="none" fo:font-weight="normal" officeooo:rsid="009e1c37" officeooo:paragraph-rsid="009e1c37" style:font-weight-asian="normal" style:font-weight-complex="normal"/>
    </style:style>
    <style:style style:name="P106" style:family="paragraph" style:parent-style-name="Standard">
      <style:text-properties style:text-underline-style="none" fo:font-weight="normal" officeooo:rsid="009eeafb" officeooo:paragraph-rsid="009eeafb" style:font-weight-asian="normal" style:font-weight-complex="normal"/>
    </style:style>
    <style:style style:name="P107" style:family="paragraph" style:parent-style-name="Standard">
      <style:text-properties style:text-underline-style="none" fo:font-weight="normal" officeooo:rsid="00a09e05" officeooo:paragraph-rsid="00a09e05" style:font-weight-asian="normal" style:font-weight-complex="normal"/>
    </style:style>
    <style:style style:name="P108" style:family="paragraph" style:parent-style-name="Standard">
      <style:text-properties style:text-underline-style="none" fo:font-weight="normal" officeooo:rsid="00a09e05" officeooo:paragraph-rsid="00a27487" style:font-weight-asian="normal" style:font-weight-complex="normal"/>
    </style:style>
    <style:style style:name="P109" style:family="paragraph" style:parent-style-name="Standard">
      <style:text-properties style:text-underline-style="none" fo:font-weight="normal" officeooo:rsid="00a09e05" officeooo:paragraph-rsid="00ac742a" style:font-weight-asian="normal" style:font-weight-complex="normal"/>
    </style:style>
    <style:style style:name="P110" style:family="paragraph" style:parent-style-name="Standard">
      <style:text-properties style:text-underline-style="none" fo:font-weight="normal" officeooo:rsid="00a1ce63" officeooo:paragraph-rsid="00a1ce63" style:font-weight-asian="normal" style:font-weight-complex="normal"/>
    </style:style>
    <style:style style:name="P111" style:family="paragraph" style:parent-style-name="Standard">
      <style:text-properties style:text-underline-style="none" fo:font-weight="normal" officeooo:rsid="00a42c4c" officeooo:paragraph-rsid="00a42c4c" style:font-weight-asian="normal" style:font-weight-complex="normal"/>
    </style:style>
    <style:style style:name="P112" style:family="paragraph" style:parent-style-name="Standard">
      <style:text-properties style:text-underline-style="none" fo:font-weight="normal" officeooo:rsid="00a455db" officeooo:paragraph-rsid="00a455db" style:font-weight-asian="normal" style:font-weight-complex="normal"/>
    </style:style>
    <style:style style:name="P113" style:family="paragraph" style:parent-style-name="Standard">
      <style:text-properties style:text-underline-style="none" fo:font-weight="normal" officeooo:rsid="00ae4a61" officeooo:paragraph-rsid="00ae4a61" style:font-weight-asian="normal" style:font-weight-complex="normal"/>
    </style:style>
    <style:style style:name="P114" style:family="paragraph" style:parent-style-name="Standard">
      <style:text-properties style:text-underline-style="none" fo:font-weight="normal" officeooo:rsid="00b200c8" officeooo:paragraph-rsid="00b200c8" style:font-weight-asian="normal" style:font-weight-complex="normal"/>
    </style:style>
    <style:style style:name="P115" style:family="paragraph" style:parent-style-name="Standard">
      <style:text-properties style:text-underline-style="none" fo:font-weight="normal" officeooo:rsid="00b2e0fb" officeooo:paragraph-rsid="00b2e0fb" style:font-weight-asian="normal" style:font-weight-complex="normal"/>
    </style:style>
    <style:style style:name="P116" style:family="paragraph" style:parent-style-name="Standard">
      <style:text-properties style:text-underline-style="none" fo:font-weight="normal" officeooo:rsid="00b5d9ac" officeooo:paragraph-rsid="00b5d9ac" style:font-weight-asian="normal" style:font-weight-complex="normal"/>
    </style:style>
    <style:style style:name="P117" style:family="paragraph" style:parent-style-name="Standard">
      <style:text-properties style:text-underline-style="none" fo:font-weight="normal" officeooo:rsid="00b99fc6" officeooo:paragraph-rsid="00b99fc6" style:font-weight-asian="normal" style:font-weight-complex="normal"/>
    </style:style>
    <style:style style:name="P118" style:family="paragraph" style:parent-style-name="Standard">
      <style:text-properties style:text-underline-style="none" fo:font-weight="normal" officeooo:rsid="00bbaa17" officeooo:paragraph-rsid="00bbaa17" style:font-weight-asian="normal" style:font-weight-complex="normal"/>
    </style:style>
    <style:style style:name="P119" style:family="paragraph" style:parent-style-name="Standard">
      <style:text-properties style:text-underline-style="none" fo:font-weight="normal" officeooo:rsid="00bc6ac0" officeooo:paragraph-rsid="00bc6ac0" style:font-weight-asian="normal" style:font-weight-complex="normal"/>
    </style:style>
    <style:style style:name="P120" style:family="paragraph" style:parent-style-name="Standard">
      <style:text-properties style:text-underline-style="none" fo:font-weight="normal" officeooo:rsid="00bdd1a4" officeooo:paragraph-rsid="00bdd1a4" style:font-weight-asian="normal" style:font-weight-complex="normal"/>
    </style:style>
    <style:style style:name="P121" style:family="paragraph" style:parent-style-name="Standard">
      <style:text-properties style:text-underline-style="none" fo:font-weight="normal" officeooo:rsid="00bfbaf5" officeooo:paragraph-rsid="00bfbaf5" style:font-weight-asian="normal" style:font-weight-complex="normal"/>
    </style:style>
    <style:style style:name="P122" style:family="paragraph" style:parent-style-name="Standard">
      <style:text-properties style:text-underline-style="none" fo:font-weight="normal" officeooo:rsid="00c11e66" officeooo:paragraph-rsid="00c11e66" style:font-weight-asian="normal" style:font-weight-complex="normal"/>
    </style:style>
    <style:style style:name="P123" style:family="paragraph" style:parent-style-name="Standard">
      <style:text-properties style:text-underline-style="none" fo:font-weight="normal" officeooo:rsid="00c19952" officeooo:paragraph-rsid="00c19952" style:font-weight-asian="normal" style:font-weight-complex="normal"/>
    </style:style>
    <style:style style:name="P124" style:family="paragraph" style:parent-style-name="Standard">
      <style:text-properties style:text-underline-style="none" fo:font-weight="normal" officeooo:rsid="00c29e06" officeooo:paragraph-rsid="00c29e06" style:font-weight-asian="normal" style:font-weight-complex="normal"/>
    </style:style>
    <style:style style:name="P125" style:family="paragraph" style:parent-style-name="Standard">
      <style:text-properties style:text-underline-style="none" fo:font-weight="normal" officeooo:rsid="00c52db6" officeooo:paragraph-rsid="00c52db6" style:font-weight-asian="normal" style:font-weight-complex="normal"/>
    </style:style>
    <style:style style:name="P126" style:family="paragraph" style:parent-style-name="Standard">
      <style:text-properties style:text-underline-style="none" fo:font-weight="normal" officeooo:rsid="00cbd7db" officeooo:paragraph-rsid="00cbd7db" style:font-weight-asian="normal" style:font-weight-complex="normal"/>
    </style:style>
    <style:style style:name="P127"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28" style:family="paragraph" style:parent-style-name="Standard">
      <style:text-properties style:text-underline-style="none" fo:font-weight="normal" officeooo:rsid="00d1f95c" officeooo:paragraph-rsid="00d1f95c" style:font-weight-asian="normal" style:font-weight-complex="normal"/>
    </style:style>
    <style:style style:name="P129" style:family="paragraph" style:parent-style-name="Standard">
      <style:text-properties style:text-underline-style="none" fo:font-weight="normal" officeooo:rsid="00cf85b1" officeooo:paragraph-rsid="00cf85b1" style:font-weight-asian="normal" style:font-weight-complex="normal"/>
    </style:style>
    <style:style style:name="P130" style:family="paragraph" style:parent-style-name="Standard">
      <style:text-properties style:text-underline-style="none" fo:font-weight="normal" officeooo:rsid="00d6fb14" officeooo:paragraph-rsid="00d6fb14" style:font-weight-asian="normal" style:font-weight-complex="normal"/>
    </style:style>
    <style:style style:name="P131" style:family="paragraph" style:parent-style-name="Standard">
      <style:text-properties style:text-underline-style="none" fo:font-weight="normal" officeooo:rsid="00d8e652" officeooo:paragraph-rsid="00d8e652" style:font-weight-asian="normal" style:font-weight-complex="normal"/>
    </style:style>
    <style:style style:name="P132" style:family="paragraph" style:parent-style-name="Standard">
      <style:text-properties style:text-underline-style="none" fo:font-weight="normal" officeooo:rsid="00da90cd" officeooo:paragraph-rsid="00da90cd" style:font-weight-asian="normal" style:font-weight-complex="normal"/>
    </style:style>
    <style:style style:name="P133" style:family="paragraph" style:parent-style-name="Standard">
      <style:text-properties style:text-underline-style="none" fo:font-weight="normal" officeooo:rsid="00dd43ea" officeooo:paragraph-rsid="00dd43ea" style:font-weight-asian="normal" style:font-weight-complex="normal"/>
    </style:style>
    <style:style style:name="P134" style:family="paragraph" style:parent-style-name="Standard">
      <style:text-properties style:text-underline-style="none" fo:font-weight="normal" officeooo:rsid="00df5e39" officeooo:paragraph-rsid="00df5e39" style:font-weight-asian="normal" style:font-weight-complex="normal"/>
    </style:style>
    <style:style style:name="P135" style:family="paragraph" style:parent-style-name="Standard">
      <style:text-properties style:text-underline-style="none" fo:font-weight="normal" officeooo:rsid="00e06bfc" officeooo:paragraph-rsid="00e06bfc" style:font-weight-asian="normal" style:font-weight-complex="normal"/>
    </style:style>
    <style:style style:name="P136" style:family="paragraph" style:parent-style-name="Standard">
      <style:text-properties style:text-underline-style="none" fo:font-weight="normal" officeooo:rsid="00e32b83" officeooo:paragraph-rsid="00e32b83" style:font-weight-asian="normal" style:font-weight-complex="normal"/>
    </style:style>
    <style:style style:name="P137" style:family="paragraph" style:parent-style-name="Standard">
      <style:text-properties style:text-underline-style="none" fo:font-weight="normal" officeooo:rsid="00e36130" officeooo:paragraph-rsid="00e36130" style:font-weight-asian="normal" style:font-weight-complex="normal"/>
    </style:style>
    <style:style style:name="P138" style:family="paragraph" style:parent-style-name="Standard">
      <style:text-properties style:text-underline-style="none" fo:font-weight="normal" officeooo:rsid="00e506d0" officeooo:paragraph-rsid="00e506d0" style:font-weight-asian="normal" style:font-weight-complex="normal"/>
    </style:style>
    <style:style style:name="P139" style:family="paragraph" style:parent-style-name="Standard">
      <style:text-properties style:text-underline-style="none" fo:font-weight="normal" officeooo:rsid="00e58287" officeooo:paragraph-rsid="00e58287" style:font-weight-asian="normal" style:font-weight-complex="normal"/>
    </style:style>
    <style:style style:name="P140" style:family="paragraph" style:parent-style-name="Standard">
      <style:text-properties style:text-underline-style="none" fo:font-weight="normal" officeooo:rsid="00e5956b" officeooo:paragraph-rsid="00e5956b" style:font-weight-asian="normal" style:font-weight-complex="normal"/>
    </style:style>
    <style:style style:name="P141" style:family="paragraph" style:parent-style-name="Standard">
      <style:text-properties style:text-underline-style="none" fo:font-weight="normal" officeooo:rsid="00e8e110" officeooo:paragraph-rsid="00e8e110" style:font-weight-asian="normal" style:font-weight-complex="normal"/>
    </style:style>
    <style:style style:name="P142" style:family="paragraph" style:parent-style-name="Standard">
      <style:text-properties style:text-underline-style="none" fo:font-weight="normal" officeooo:rsid="00eb70ff" officeooo:paragraph-rsid="00eb70ff" style:font-weight-asian="normal" style:font-weight-complex="normal"/>
    </style:style>
    <style:style style:name="P143" style:family="paragraph" style:parent-style-name="Standard">
      <style:text-properties style:text-underline-style="none" fo:font-weight="normal" officeooo:rsid="00ed1e61" officeooo:paragraph-rsid="00ed1e61" style:font-weight-asian="normal" style:font-weight-complex="normal"/>
    </style:style>
    <style:style style:name="P144" style:family="paragraph" style:parent-style-name="Standard">
      <style:text-properties style:text-underline-style="none" fo:font-weight="normal" officeooo:rsid="00ee1ab9" officeooo:paragraph-rsid="00ee1ab9" style:font-weight-asian="normal" style:font-weight-complex="normal"/>
    </style:style>
    <style:style style:name="P145" style:family="paragraph" style:parent-style-name="Standard">
      <style:text-properties style:text-underline-style="none" fo:font-weight="normal" officeooo:rsid="00f24a87" officeooo:paragraph-rsid="00f24a87" style:font-weight-asian="normal" style:font-weight-complex="normal"/>
    </style:style>
    <style:style style:name="P146" style:family="paragraph" style:parent-style-name="Standard">
      <style:text-properties style:text-underline-style="none" fo:font-weight="normal" officeooo:rsid="00f56f7a" officeooo:paragraph-rsid="00f56f7a" style:font-weight-asian="normal" style:font-weight-complex="normal"/>
    </style:style>
    <style:style style:name="P147" style:family="paragraph" style:parent-style-name="Standard">
      <style:text-properties style:text-underline-style="none" fo:font-weight="normal" officeooo:rsid="00f571e3" officeooo:paragraph-rsid="00f571e3" style:font-weight-asian="normal" style:font-weight-complex="normal"/>
    </style:style>
    <style:style style:name="P148" style:family="paragraph" style:parent-style-name="Standard">
      <style:text-properties style:text-underline-style="none" fo:font-weight="normal" officeooo:rsid="00f5fc91" officeooo:paragraph-rsid="00f5fc91" style:font-weight-asian="normal" style:font-weight-complex="normal"/>
    </style:style>
    <style:style style:name="P149" style:family="paragraph" style:parent-style-name="Standard">
      <style:text-properties style:text-underline-style="none" fo:font-weight="normal" officeooo:rsid="00f6ffd5" officeooo:paragraph-rsid="00f6ffd5" style:font-weight-asian="normal" style:font-weight-complex="normal"/>
    </style:style>
    <style:style style:name="P150" style:family="paragraph" style:parent-style-name="Standard">
      <style:text-properties style:text-underline-style="none" fo:font-weight="normal" officeooo:rsid="00f8d016" officeooo:paragraph-rsid="00f8d016" style:font-weight-asian="normal" style:font-weight-complex="normal"/>
    </style:style>
    <style:style style:name="P151" style:family="paragraph" style:parent-style-name="Standard">
      <style:text-properties style:text-underline-style="none" fo:font-weight="normal" officeooo:rsid="00fbaef9" officeooo:paragraph-rsid="00fbaef9" style:font-weight-asian="normal" style:font-weight-complex="normal"/>
    </style:style>
    <style:style style:name="P152" style:family="paragraph" style:parent-style-name="Standard">
      <style:text-properties style:text-underline-style="none" fo:font-weight="normal" officeooo:rsid="00fc3ea5" officeooo:paragraph-rsid="00fc3ea5" style:font-weight-asian="normal" style:font-weight-complex="normal"/>
    </style:style>
    <style:style style:name="P153" style:family="paragraph" style:parent-style-name="Standard">
      <style:text-properties style:text-underline-style="none" fo:font-weight="normal" officeooo:rsid="01008857" officeooo:paragraph-rsid="01008857" style:font-weight-asian="normal" style:font-weight-complex="normal"/>
    </style:style>
    <style:style style:name="P154" style:family="paragraph" style:parent-style-name="Standard">
      <style:text-properties style:text-underline-style="none" fo:font-weight="normal" officeooo:rsid="010175be" officeooo:paragraph-rsid="010175be" style:font-weight-asian="normal" style:font-weight-complex="normal"/>
    </style:style>
    <style:style style:name="P155" style:family="paragraph" style:parent-style-name="Standard">
      <style:text-properties style:text-underline-style="none" fo:font-weight="normal" officeooo:rsid="0102c2e0" officeooo:paragraph-rsid="0102c2e0" style:font-weight-asian="normal" style:font-weight-complex="normal"/>
    </style:style>
    <style:style style:name="P156" style:family="paragraph" style:parent-style-name="Standard">
      <style:text-properties style:text-underline-style="none" fo:font-weight="normal" officeooo:rsid="01049ad6" officeooo:paragraph-rsid="01049ad6" style:font-weight-asian="normal" style:font-weight-complex="normal"/>
    </style:style>
    <style:style style:name="P157" style:family="paragraph" style:parent-style-name="Standard">
      <style:text-properties style:text-underline-style="none" fo:font-weight="normal" officeooo:rsid="0105dbed" officeooo:paragraph-rsid="0105dbed" style:font-weight-asian="normal" style:font-weight-complex="normal"/>
    </style:style>
    <style:style style:name="P158" style:family="paragraph" style:parent-style-name="Standard">
      <style:text-properties style:text-underline-style="none" fo:font-weight="normal" officeooo:rsid="010787d2" officeooo:paragraph-rsid="010787d2" style:font-weight-asian="normal" style:font-weight-complex="normal"/>
    </style:style>
    <style:style style:name="P159" style:family="paragraph" style:parent-style-name="Standard">
      <style:text-properties style:text-underline-style="none" fo:font-weight="normal" officeooo:rsid="010cd058" officeooo:paragraph-rsid="010cd058" style:font-weight-asian="normal" style:font-weight-complex="normal"/>
    </style:style>
    <style:style style:name="P160" style:family="paragraph" style:parent-style-name="Standard">
      <style:text-properties style:text-underline-style="none" fo:font-weight="normal" officeooo:rsid="010d4474" officeooo:paragraph-rsid="010d4474" style:font-weight-asian="normal" style:font-weight-complex="normal"/>
    </style:style>
    <style:style style:name="P161" style:family="paragraph" style:parent-style-name="Standard">
      <style:text-properties style:text-underline-style="none" fo:font-weight="normal" officeooo:rsid="010efb97" officeooo:paragraph-rsid="010efb97" style:font-weight-asian="normal" style:font-weight-complex="normal"/>
    </style:style>
    <style:style style:name="P162" style:family="paragraph" style:parent-style-name="Standard">
      <style:text-properties style:text-underline-style="none" fo:font-weight="normal" officeooo:rsid="010546d9" officeooo:paragraph-rsid="010546d9" style:font-weight-asian="normal" style:font-weight-complex="normal"/>
    </style:style>
    <style:style style:name="P163" style:family="paragraph" style:parent-style-name="Standard">
      <style:text-properties style:text-underline-style="none" fo:font-weight="normal" officeooo:rsid="0114b5ae" officeooo:paragraph-rsid="0114b5ae" style:font-weight-asian="normal" style:font-weight-complex="normal"/>
    </style:style>
    <style:style style:name="P164" style:family="paragraph" style:parent-style-name="Standard">
      <style:text-properties style:text-underline-style="none" fo:font-weight="normal" officeooo:rsid="01166058" officeooo:paragraph-rsid="01166058" style:font-weight-asian="normal" style:font-weight-complex="normal"/>
    </style:style>
    <style:style style:name="P165" style:family="paragraph" style:parent-style-name="Standard">
      <style:text-properties style:text-underline-style="none" fo:font-weight="normal" officeooo:rsid="01168fb1" officeooo:paragraph-rsid="004f0864" style:font-weight-asian="normal" style:font-weight-complex="normal"/>
    </style:style>
    <style:style style:name="P166" style:family="paragraph" style:parent-style-name="Standard">
      <style:text-properties style:text-underline-style="none" fo:font-weight="normal" officeooo:rsid="0117c126" officeooo:paragraph-rsid="0117c126" style:font-weight-asian="normal" style:font-weight-complex="normal"/>
    </style:style>
    <style:style style:name="P167" style:family="paragraph" style:parent-style-name="Standard">
      <style:text-properties style:text-underline-style="none" fo:font-weight="normal" officeooo:rsid="0117ec7a" officeooo:paragraph-rsid="0117ec7a" style:font-weight-asian="normal" style:font-weight-complex="normal"/>
    </style:style>
    <style:style style:name="P168" style:family="paragraph" style:parent-style-name="Standard">
      <style:text-properties style:text-underline-style="none" fo:font-weight="normal" officeooo:rsid="011bf4a3" officeooo:paragraph-rsid="011bf4a3" style:font-weight-asian="normal" style:font-weight-complex="normal"/>
    </style:style>
    <style:style style:name="P169" style:family="paragraph" style:parent-style-name="Standard">
      <style:text-properties style:text-underline-style="none" fo:font-weight="normal" officeooo:rsid="011d23aa" officeooo:paragraph-rsid="011d23aa" style:font-weight-asian="normal" style:font-weight-complex="normal"/>
    </style:style>
    <style:style style:name="P170" style:family="paragraph" style:parent-style-name="Standard">
      <style:text-properties style:text-underline-style="none" fo:font-weight="normal" officeooo:rsid="011f25b8" officeooo:paragraph-rsid="011f25b8" style:font-weight-asian="normal" style:font-weight-complex="normal"/>
    </style:style>
    <style:style style:name="P171" style:family="paragraph" style:parent-style-name="Standard">
      <style:text-properties style:text-underline-style="none" fo:font-weight="normal" officeooo:rsid="0122dea2" officeooo:paragraph-rsid="0122dea2" style:font-weight-asian="normal" style:font-weight-complex="normal"/>
    </style:style>
    <style:style style:name="P172" style:family="paragraph" style:parent-style-name="Standard">
      <style:text-properties style:text-underline-style="none" fo:font-weight="normal" officeooo:rsid="0122dea2" officeooo:paragraph-rsid="01240150" style:font-weight-asian="normal" style:font-weight-complex="normal"/>
    </style:style>
    <style:style style:name="P173" style:family="paragraph" style:parent-style-name="Standard">
      <style:text-properties style:text-underline-style="none" fo:font-weight="normal" officeooo:rsid="01240150" officeooo:paragraph-rsid="01240150" style:font-weight-asian="normal" style:font-weight-complex="normal"/>
    </style:style>
    <style:style style:name="P174" style:family="paragraph" style:parent-style-name="Standard">
      <style:text-properties style:text-underline-style="none" fo:font-weight="normal" officeooo:rsid="0125823c" officeooo:paragraph-rsid="0125823c" style:font-weight-asian="normal" style:font-weight-complex="normal"/>
    </style:style>
    <style:style style:name="P175" style:family="paragraph" style:parent-style-name="Standard">
      <style:text-properties style:text-underline-style="none" fo:font-weight="normal" officeooo:rsid="0126b26a" officeooo:paragraph-rsid="0126b26a" style:font-weight-asian="normal" style:font-weight-complex="normal"/>
    </style:style>
    <style:style style:name="P176" style:family="paragraph" style:parent-style-name="Standard">
      <style:text-properties style:text-underline-style="none" officeooo:rsid="001fb49d" officeooo:paragraph-rsid="005d6ae4"/>
    </style:style>
    <style:style style:name="P177" style:family="paragraph" style:parent-style-name="Standard">
      <style:text-properties style:text-underline-style="solid" style:text-underline-width="auto" style:text-underline-color="font-color" officeooo:rsid="0023004d" officeooo:paragraph-rsid="0027002f"/>
    </style:style>
    <style:style style:name="P178"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79" style:family="paragraph" style:parent-style-name="Standard">
      <style:text-properties fo:font-size="16pt" style:text-underline-style="none" officeooo:rsid="00356cc6" officeooo:paragraph-rsid="00356cc6" style:font-size-asian="16pt" style:font-size-complex="16pt"/>
    </style:style>
    <style:style style:name="P180"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81"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82"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83"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84"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85"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P186" style:family="paragraph" style:parent-style-name="Standard">
      <style:text-properties fo:font-size="16pt" style:text-underline-style="none" fo:font-weight="bold" officeooo:rsid="00e32b83" officeooo:paragraph-rsid="00e32b83" style:font-size-asian="16pt" style:font-weight-asian="bold" style:font-size-complex="16pt" style:font-weight-complex="bold"/>
    </style:style>
    <style:style style:name="P187" style:family="paragraph" style:parent-style-name="Standard">
      <style:text-properties fo:font-size="16pt" style:text-underline-style="none" fo:font-weight="bold" officeooo:rsid="00df5e39" officeooo:paragraph-rsid="00df5e39" style:font-size-asian="16pt" style:font-weight-asian="bold" style:font-size-complex="16pt" style:font-weight-complex="bold"/>
    </style:style>
    <style:style style:name="P188" style:family="paragraph" style:parent-style-name="Standard">
      <style:text-properties fo:font-size="16pt" style:text-underline-style="none" fo:font-weight="bold" officeooo:rsid="00f56f7a" officeooo:paragraph-rsid="00f56f7a" style:font-size-asian="16pt" style:font-weight-asian="bold" style:font-size-complex="16pt" style:font-weight-complex="bold"/>
    </style:style>
    <style:style style:name="P189" style:family="paragraph" style:parent-style-name="Standard">
      <style:text-properties fo:font-size="16pt" style:text-underline-style="none" fo:font-weight="bold" officeooo:rsid="00fbaef9" officeooo:paragraph-rsid="00fbaef9" style:font-size-asian="16pt" style:font-weight-asian="bold" style:font-size-complex="16pt" style:font-weight-complex="bold"/>
    </style:style>
    <style:style style:name="P190" style:family="paragraph" style:parent-style-name="Standard">
      <style:text-properties fo:font-size="16pt" style:text-underline-style="none" fo:font-weight="bold" officeooo:rsid="010429e4" officeooo:paragraph-rsid="010429e4" style:font-size-asian="16pt" style:font-weight-asian="bold" style:font-size-complex="16pt" style:font-weight-complex="bold"/>
    </style:style>
    <style:style style:name="P191" style:family="paragraph" style:parent-style-name="Standard">
      <style:text-properties fo:font-size="16pt" style:text-underline-style="none" fo:font-weight="bold" officeooo:rsid="010175be" officeooo:paragraph-rsid="010175be" style:font-size-asian="16pt" style:font-weight-asian="bold" style:font-size-complex="16pt" style:font-weight-complex="bold"/>
    </style:style>
    <style:style style:name="P192" style:family="paragraph" style:parent-style-name="Standard">
      <style:text-properties fo:font-size="16pt" style:text-underline-style="none" fo:font-weight="bold" officeooo:rsid="00f571e3" officeooo:paragraph-rsid="00f571e3" style:font-size-asian="16pt" style:font-weight-asian="bold" style:font-size-complex="16pt" style:font-weight-complex="bold"/>
    </style:style>
    <style:style style:name="P193" style:family="paragraph" style:parent-style-name="Standard">
      <style:text-properties fo:font-size="16pt" style:text-underline-style="none" fo:font-weight="bold" officeooo:rsid="0117c126" officeooo:paragraph-rsid="0117c126" style:font-size-asian="16pt" style:font-weight-asian="bold" style:font-size-complex="16pt" style:font-weight-complex="bold"/>
    </style:style>
    <style:style style:name="P194" style:family="paragraph" style:parent-style-name="Standard">
      <style:text-properties fo:font-size="16pt" style:text-underline-style="none" fo:font-weight="bold" officeooo:rsid="01240150" officeooo:paragraph-rsid="01240150" style:font-size-asian="16pt" style:font-weight-asian="bold" style:font-size-complex="16pt" style:font-weight-complex="bold"/>
    </style:style>
    <style:style style:name="P195" style:family="paragraph" style:parent-style-name="Standard">
      <style:text-properties fo:font-size="16pt" style:text-underline-style="none" fo:font-weight="bold" officeooo:rsid="01287e31" officeooo:paragraph-rsid="01287e31" style:font-size-asian="16pt" style:font-weight-asian="bold" style:font-size-complex="16pt" style:font-weight-complex="bold"/>
    </style:style>
    <style:style style:name="P196" style:family="paragraph" style:parent-style-name="Standard">
      <style:text-properties fo:font-size="16pt" style:text-underline-style="none" fo:font-weight="bold" officeooo:rsid="012d476b" officeooo:paragraph-rsid="012d476b"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1303645" officeooo:paragraph-rsid="01303645" style:font-size-asian="16pt" style:font-weight-asian="bold" style:font-size-complex="16pt" style:font-weight-complex="bold"/>
    </style:style>
    <style:style style:name="P198"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199" style:family="paragraph" style:parent-style-name="Standard">
      <style:text-properties fo:font-size="12pt" style:text-underline-style="none" fo:font-weight="normal" officeooo:rsid="011d3f18" officeooo:paragraph-rsid="011d3f18" style:font-size-asian="12pt" style:font-weight-asian="normal" style:font-size-complex="12pt" style:font-weight-complex="normal"/>
    </style:style>
    <style:style style:name="P200" style:family="paragraph" style:parent-style-name="Standard">
      <style:text-properties fo:font-size="12pt" style:text-underline-style="none" fo:font-weight="normal" officeooo:rsid="012d476b" officeooo:paragraph-rsid="012d476b" style:font-size-asian="12pt" style:font-weight-asian="normal" style:font-size-complex="12pt" style:font-weight-complex="normal"/>
    </style:style>
    <style:style style:name="P201" style:family="paragraph" style:parent-style-name="Standard">
      <style:text-properties fo:font-size="12pt" style:text-underline-style="none" fo:font-weight="normal" officeooo:rsid="01303645" officeooo:paragraph-rsid="01303645" style:font-size-asian="12pt" style:font-weight-asian="normal" style:font-size-complex="12pt" style:font-weight-complex="normal"/>
    </style:style>
    <style:style style:name="P202" style:family="paragraph" style:parent-style-name="Standard">
      <style:text-properties fo:font-size="12pt" style:text-underline-style="none" fo:font-weight="normal" officeooo:rsid="0130bc56" officeooo:paragraph-rsid="0130bc56" style:font-size-asian="12pt" style:font-weight-asian="normal" style:font-size-complex="12pt" style:font-weight-complex="normal"/>
    </style:style>
    <style:style style:name="P203"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204" style:family="paragraph" style:parent-style-name="Standard">
      <style:text-properties fo:font-size="12pt" style:text-underline-style="none" fo:font-weight="bold" officeooo:rsid="012a54c0" officeooo:paragraph-rsid="012a54c0" style:font-size-asian="12pt" style:font-weight-asian="bold" style:font-size-complex="12pt" style:font-weight-complex="bold"/>
    </style:style>
    <style:style style:name="P205"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206"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207" style:family="paragraph" style:parent-style-name="Standard">
      <style:text-properties fo:font-size="14pt" style:text-underline-style="none" fo:font-weight="bold" officeooo:rsid="00ee1ab9" officeooo:paragraph-rsid="00ee1ab9" style:font-size-asian="14pt" style:font-weight-asian="bold" style:font-size-complex="14pt" style:font-weight-complex="bold"/>
    </style:style>
    <style:style style:name="P208"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209" style:family="paragraph" style:parent-style-name="Standard">
      <style:text-properties fo:font-size="10pt" style:text-underline-style="none" fo:font-weight="normal" officeooo:rsid="00fbaef9" officeooo:paragraph-rsid="00fbaef9" style:font-size-asian="10pt" style:font-weight-asian="normal" style:font-size-complex="10pt" style:font-weight-complex="normal"/>
    </style:style>
    <style:style style:name="P210" style:family="paragraph" style:parent-style-name="Standard">
      <style:text-properties fo:font-size="10pt" style:text-underline-style="none" fo:font-weight="normal" officeooo:rsid="0117c126" officeooo:paragraph-rsid="0117c126" style:font-size-asian="10pt" style:font-weight-asian="normal" style:font-size-complex="10pt" style:font-weight-complex="normal"/>
    </style:style>
    <style:style style:name="P211" style:family="paragraph" style:parent-style-name="Standard">
      <style:text-properties fo:font-size="10pt" style:text-underline-style="none" fo:font-weight="normal" officeooo:rsid="0122dea2" officeooo:paragraph-rsid="0122dea2" style:font-size-asian="10pt" style:font-weight-asian="normal" style:font-size-complex="10pt" style:font-weight-complex="normal"/>
    </style:style>
    <style:style style:name="P212" style:family="paragraph" style:parent-style-name="Standard">
      <style:text-properties fo:font-size="10pt" style:text-underline-style="none" fo:font-weight="normal" officeooo:rsid="01287e31" officeooo:paragraph-rsid="01287e31" style:font-size-asian="10pt" style:font-weight-asian="normal" style:font-size-complex="10pt" style:font-weight-complex="normal"/>
    </style:style>
    <style:style style:name="P213" style:family="paragraph" style:parent-style-name="Standard">
      <style:text-properties fo:font-size="10pt" style:text-underline-style="none" fo:font-weight="normal" officeooo:rsid="012a54c0" officeooo:paragraph-rsid="012a54c0" style:font-size-asian="10pt" style:font-weight-asian="normal" style:font-size-complex="10pt" style:font-weight-complex="normal"/>
    </style:style>
    <style:style style:name="P214" style:family="paragraph" style:parent-style-name="Standard">
      <style:text-properties fo:font-size="10pt" style:text-underline-style="none" fo:font-weight="normal" officeooo:rsid="012d476b" officeooo:paragraph-rsid="012d476b" style:font-size-asian="10pt" style:font-weight-asian="normal" style:font-size-complex="10pt" style:font-weight-complex="normal"/>
    </style:style>
    <style:style style:name="P215" style:family="paragraph" style:parent-style-name="Standard">
      <style:text-properties fo:font-size="10pt" style:text-underline-style="none" fo:font-weight="normal" officeooo:rsid="01303645" officeooo:paragraph-rsid="01303645" style:font-size-asian="10pt" style:font-weight-asian="normal" style:font-size-complex="10pt" style:font-weight-complex="normal"/>
    </style:style>
    <style:style style:name="P216" style:family="paragraph" style:parent-style-name="Standard">
      <style:text-properties fo:font-size="10pt" style:text-underline-style="none" fo:font-weight="bold" officeooo:rsid="0122dea2" officeooo:paragraph-rsid="0122dea2" style:font-size-asian="10pt" style:font-weight-asian="bold" style:font-size-complex="10pt" style:font-weight-complex="bold"/>
    </style:style>
    <style:style style:name="P217" style:family="paragraph" style:parent-style-name="Standard">
      <style:text-properties fo:font-size="10pt" style:text-underline-style="none" fo:font-weight="bold" officeooo:rsid="0117c126" officeooo:paragraph-rsid="0117c126" style:font-size-asian="10pt" style:font-weight-asian="bold" style:font-size-complex="10pt" style:font-weight-complex="bold"/>
    </style:style>
    <style:style style:name="P218" style:family="paragraph" style:parent-style-name="Standard">
      <style:text-properties fo:font-size="10pt" style:text-underline-style="none" fo:font-weight="bold" officeooo:rsid="012d476b" officeooo:paragraph-rsid="012d476b" style:font-size-asian="10pt" style:font-weight-asian="bold" style:font-size-complex="10pt" style:font-weight-complex="bold"/>
    </style:style>
    <style:style style:name="P219" style:family="paragraph" style:parent-style-name="Preformatted_20_Text">
      <style:text-properties style:text-underline-style="none" officeooo:rsid="001fb49d" officeooo:paragraph-rsid="001fb49d"/>
    </style:style>
    <style:style style:name="P220" style:family="paragraph" style:parent-style-name="Preformatted_20_Text">
      <style:paragraph-properties fo:margin-top="0cm" fo:margin-bottom="0.499cm" loext:contextual-spacing="false"/>
    </style:style>
    <style:style style:name="P221"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222"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223" style:family="paragraph" style:parent-style-name="Horizontal_20_Line">
      <style:text-properties style:text-underline-style="none" fo:font-weight="normal" officeooo:rsid="004d839f" style:font-weight-asian="normal" style:font-weight-complex="normal"/>
    </style:style>
    <style:style style:name="P224" style:family="paragraph" style:parent-style-name="Text_20_body">
      <style:text-properties officeooo:rsid="00ee1ab9" officeooo:paragraph-rsid="00ee1ab9"/>
    </style:style>
    <style:style style:name="P225" style:family="paragraph" style:parent-style-name="Standard" style:list-style-name="L1">
      <style:text-properties officeooo:rsid="001c6c16" officeooo:paragraph-rsid="001c6c16"/>
    </style:style>
    <style:style style:name="P226" style:family="paragraph" style:parent-style-name="Standard" style:list-style-name="L2">
      <style:text-properties style:text-underline-style="none" officeooo:rsid="0031da69" officeooo:paragraph-rsid="0031da69"/>
    </style:style>
    <style:style style:name="P227"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228"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229"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230"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231"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232"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233" style:family="paragraph" style:parent-style-name="Standard" style:list-style-name="L6">
      <style:text-properties style:text-underline-style="none" fo:font-weight="normal" officeooo:rsid="010d4474" officeooo:paragraph-rsid="010d4474" style:font-weight-asian="normal" style:font-weight-complex="normal"/>
    </style:style>
    <style:style style:name="P234" style:family="paragraph" style:parent-style-name="Standard" style:list-style-name="L7">
      <style:text-properties style:text-underline-style="none" fo:font-weight="normal" officeooo:rsid="0126b26a" officeooo:paragraph-rsid="0126b26a" style:font-weight-asian="normal" style:font-weight-complex="normal"/>
    </style:style>
    <style:style style:name="P235" style:family="paragraph" style:parent-style-name="Standard">
      <style:text-properties style:text-underline-style="none" fo:font-weight="normal" officeooo:rsid="00fbaef9" officeooo:paragraph-rsid="00fbaef9" style:font-weight-asian="normal" style:font-weight-complex="normal"/>
    </style:style>
    <style:style style:name="P236" style:family="paragraph" style:parent-style-name="Standard">
      <style:text-properties style:text-underline-style="none" fo:font-weight="normal" officeooo:rsid="004f0864" officeooo:paragraph-rsid="004f0864" style:font-weight-asian="normal" style:font-weight-complex="normal"/>
    </style:style>
    <style:style style:name="P237" style:family="paragraph" style:parent-style-name="Standard">
      <style:text-properties style:text-underline-style="none" fo:font-weight="normal" officeooo:rsid="01357593" officeooo:paragraph-rsid="01357593" style:font-weight-asian="normal" style:font-weight-complex="normal"/>
    </style:style>
    <style:style style:name="P238" style:family="paragraph" style:parent-style-name="Standard">
      <style:text-properties style:text-underline-style="none" fo:font-weight="bold" officeooo:rsid="0117ec7a" officeooo:paragraph-rsid="0117ec7a" style:font-weight-asian="bold" style:font-weight-complex="bold"/>
    </style:style>
    <style:style style:name="P239" style:family="paragraph" style:parent-style-name="Standard">
      <style:text-properties style:text-underline-style="none" fo:font-weight="bold" officeooo:rsid="01357593" officeooo:paragraph-rsid="01357593" style:font-weight-asian="bold" style:font-weight-complex="bold"/>
    </style:style>
    <style:style style:name="P240" style:family="paragraph" style:parent-style-name="Standard">
      <style:text-properties style:text-underline-style="none" fo:font-weight="bold" officeooo:rsid="004f0864" officeooo:paragraph-rsid="004f0864" style:font-weight-asian="bold" style:font-weight-complex="bold"/>
    </style:style>
    <style:style style:name="P241" style:family="paragraph" style:parent-style-name="Standard" style:list-style-name="L8">
      <style:text-properties fo:font-size="12pt" style:text-underline-style="none" fo:font-weight="normal" officeooo:rsid="012a54c0" officeooo:paragraph-rsid="012a54c0" style:font-size-asian="12pt" style:font-weight-asian="normal" style:font-size-complex="12pt" style:font-weight-complex="normal"/>
    </style:style>
    <style:style style:name="P242" style:family="paragraph" style:parent-style-name="Standard">
      <style:text-properties fo:font-size="10pt" style:text-underline-style="none" fo:font-weight="normal" officeooo:rsid="004f0864" officeooo:paragraph-rsid="004f0864" style:font-size-asian="10pt" style:font-weight-asian="normal" style:font-size-complex="10pt" style:font-weight-complex="normal"/>
    </style:style>
    <style:style style:name="P243" style:family="paragraph" style:parent-style-name="Standard">
      <style:text-properties fo:font-size="10pt" style:text-underline-style="none" fo:font-weight="bold" officeooo:rsid="004f0864" officeooo:paragraph-rsid="004f0864" style:font-size-asian="10pt" style:font-weight-asian="bold" style:font-size-complex="10pt" style:font-weight-complex="bold"/>
    </style:style>
    <style:style style:name="P244" style:family="paragraph" style:parent-style-name="Standard">
      <style:text-properties fo:font-size="16pt" style:text-underline-style="none" fo:font-weight="bold" officeooo:rsid="013ad096" officeooo:paragraph-rsid="013ad096" style:font-size-asian="16pt" style:font-weight-asian="bold" style:font-size-complex="16pt" style:font-weight-complex="bold"/>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officeooo:rsid="0021aaba"/>
    </style:style>
    <style:style style:name="T8" style:family="text">
      <style:text-properties fo:font-weight="bold" style:font-weight-asian="bold" style:font-weight-complex="bold"/>
    </style:style>
    <style:style style:name="T9" style:family="text">
      <style:text-properties fo:font-weight="bold" officeooo:rsid="00376c65" style:font-weight-asian="bold" style:font-weight-complex="bold"/>
    </style:style>
    <style:style style:name="T10" style:family="text">
      <style:text-properties fo:font-weight="bold" officeooo:rsid="003cd046" style:font-weight-asian="bold" style:font-weight-complex="bold"/>
    </style:style>
    <style:style style:name="T11" style:family="text">
      <style:text-properties fo:font-weight="bold" officeooo:rsid="0057224d" style:font-weight-asian="bold" style:font-weight-complex="bold"/>
    </style:style>
    <style:style style:name="T12" style:family="text">
      <style:text-properties fo:font-weight="bold" officeooo:rsid="0070f421" style:font-weight-asian="bold" style:font-weight-complex="bold"/>
    </style:style>
    <style:style style:name="T13" style:family="text">
      <style:text-properties fo:font-weight="bold" officeooo:rsid="00e0f927" style:font-weight-asian="bold" style:font-weight-complex="bold"/>
    </style:style>
    <style:style style:name="T14" style:family="text">
      <style:text-properties fo:font-weight="bold" officeooo:rsid="00e506d0" style:font-weight-asian="bold" style:font-weight-complex="bold"/>
    </style:style>
    <style:style style:name="T15" style:family="text">
      <style:text-properties fo:font-weight="bold" officeooo:rsid="01103101" style:font-weight-asian="bold" style:font-weight-complex="bold"/>
    </style:style>
    <style:style style:name="T16" style:family="text">
      <style:text-properties fo:font-weight="bold" officeooo:rsid="01303645" style:font-weight-asian="bold" style:font-weight-complex="bold"/>
    </style:style>
    <style:style style:name="T17" style:family="text">
      <style:text-properties officeooo:rsid="0027002f"/>
    </style:style>
    <style:style style:name="T18" style:family="text">
      <style:text-properties officeooo:rsid="002b8978"/>
    </style:style>
    <style:style style:name="T19" style:family="text">
      <style:text-properties officeooo:rsid="00303da3"/>
    </style:style>
    <style:style style:name="T20" style:family="text">
      <style:text-properties officeooo:rsid="00376c65"/>
    </style:style>
    <style:style style:name="T21" style:family="text">
      <style:text-properties officeooo:rsid="003bc879"/>
    </style:style>
    <style:style style:name="T22" style:family="text">
      <style:text-properties officeooo:rsid="003e6efd"/>
    </style:style>
    <style:style style:name="T23" style:family="text">
      <style:text-properties officeooo:rsid="00405c0e"/>
    </style:style>
    <style:style style:name="T24" style:family="text">
      <style:text-properties officeooo:rsid="004aad0e"/>
    </style:style>
    <style:style style:name="T25" style:family="text">
      <style:text-properties officeooo:rsid="004c87b1"/>
    </style:style>
    <style:style style:name="T26" style:family="text">
      <style:text-properties officeooo:rsid="0050cefe"/>
    </style:style>
    <style:style style:name="T27" style:family="text">
      <style:text-properties fo:font-size="16pt" fo:font-weight="bold" style:font-size-asian="16pt" style:font-weight-asian="bold" style:font-size-complex="16pt" style:font-weight-complex="bold"/>
    </style:style>
    <style:style style:name="T28" style:family="text">
      <style:text-properties fo:font-size="16pt" fo:font-weight="bold" officeooo:rsid="0056845c" style:font-size-asian="16pt" style:font-weight-asian="bold" style:font-size-complex="16pt" style:font-weight-complex="bold"/>
    </style:style>
    <style:style style:name="T29" style:family="text">
      <style:text-properties fo:font-size="16pt" style:font-size-asian="16pt" style:font-size-complex="16pt"/>
    </style:style>
    <style:style style:name="T30" style:family="text">
      <style:text-properties fo:font-size="16pt" officeooo:rsid="009d1b28" style:font-size-asian="16pt" style:font-size-complex="16pt"/>
    </style:style>
    <style:style style:name="T31" style:family="text">
      <style:text-properties officeooo:rsid="0056845c"/>
    </style:style>
    <style:style style:name="T32" style:family="text">
      <style:text-properties fo:font-size="12pt" style:font-size-asian="12pt" style:font-size-complex="12pt"/>
    </style:style>
    <style:style style:name="T33" style:family="text">
      <style:text-properties fo:font-size="12pt" officeooo:rsid="0056845c" style:font-size-asian="12pt" style:font-size-complex="12pt"/>
    </style:style>
    <style:style style:name="T34" style:family="text">
      <style:text-properties fo:font-size="12pt" officeooo:rsid="0057224d" style:font-size-asian="12pt" style:font-size-complex="12pt"/>
    </style:style>
    <style:style style:name="T35" style:family="text">
      <style:text-properties fo:font-size="12pt" officeooo:rsid="013d342c" style:font-size-asian="12pt" style:font-size-complex="12pt"/>
    </style:style>
    <style:style style:name="T36" style:family="text">
      <style:text-properties fo:font-size="12pt" officeooo:rsid="013db015" style:font-size-asian="12pt" style:font-size-complex="12pt"/>
    </style:style>
    <style:style style:name="T37" style:family="text">
      <style:text-properties fo:font-size="12pt" fo:font-weight="bold" officeooo:rsid="0057224d" style:font-size-asian="12pt" style:font-weight-asian="bold" style:font-size-complex="12pt" style:font-weight-complex="bold"/>
    </style:style>
    <style:style style:name="T38" style:family="text">
      <style:text-properties fo:font-size="12pt" fo:font-weight="normal" style:font-size-asian="12pt" style:font-weight-asian="normal" style:font-size-complex="12pt" style:font-weight-complex="normal"/>
    </style:style>
    <style:style style:name="T39" style:family="text">
      <style:text-properties fo:font-size="12pt" fo:font-weight="normal" officeooo:rsid="012d476b" style:font-size-asian="12pt" style:font-weight-asian="normal" style:font-size-complex="12pt" style:font-weight-complex="normal"/>
    </style:style>
    <style:style style:name="T40" style:family="text">
      <style:text-properties fo:font-size="12pt" fo:font-weight="normal" officeooo:rsid="013d342c" style:font-size-asian="12pt" style:font-weight-asian="normal" style:font-size-complex="12pt" style:font-weight-complex="normal"/>
    </style:style>
    <style:style style:name="T41" style:family="text">
      <style:text-properties fo:font-size="12pt" fo:font-weight="normal" officeooo:rsid="013db015" style:font-size-asian="12pt" style:font-weight-asian="normal" style:font-size-complex="12pt" style:font-weight-complex="normal"/>
    </style:style>
    <style:style style:name="T42" style:family="text">
      <style:text-properties officeooo:rsid="0057224d"/>
    </style:style>
    <style:style style:name="T43" style:family="text">
      <style:text-properties officeooo:rsid="005b91a6"/>
    </style:style>
    <style:style style:name="T44" style:family="text">
      <style:text-properties officeooo:rsid="0021afa2"/>
    </style:style>
    <style:style style:name="T45" style:family="text">
      <style:text-properties officeooo:rsid="005e52e2"/>
    </style:style>
    <style:style style:name="T46" style:family="text">
      <style:text-properties officeooo:rsid="00620aa2"/>
    </style:style>
    <style:style style:name="T47" style:family="text">
      <style:text-properties fo:font-style="normal" style:font-style-asian="normal" style:font-style-complex="normal"/>
    </style:style>
    <style:style style:name="T48" style:family="text">
      <style:text-properties fo:font-style="normal" officeooo:rsid="00620aa2" style:font-style-asian="normal" style:font-style-complex="normal"/>
    </style:style>
    <style:style style:name="T49" style:family="text">
      <style:text-properties fo:font-style="normal" fo:font-weight="bold" officeooo:rsid="00620aa2" style:font-style-asian="normal" style:font-weight-asian="bold" style:font-style-complex="normal" style:font-weight-complex="bold"/>
    </style:style>
    <style:style style:name="T50" style:family="text">
      <style:text-properties officeooo:rsid="006d69aa"/>
    </style:style>
    <style:style style:name="T51" style:family="text">
      <style:text-properties officeooo:rsid="0071b369"/>
    </style:style>
    <style:style style:name="T52" style:family="text">
      <style:text-properties officeooo:rsid="007741fd"/>
    </style:style>
    <style:style style:name="T53" style:family="text">
      <style:text-properties officeooo:rsid="0079e61f"/>
    </style:style>
    <style:style style:name="T54" style:family="text">
      <style:text-properties officeooo:rsid="0079ff8b"/>
    </style:style>
    <style:style style:name="T55" style:family="text">
      <style:text-properties officeooo:rsid="007c9f7c"/>
    </style:style>
    <style:style style:name="T56" style:family="text">
      <style:text-properties fo:font-size="10pt" style:font-size-asian="10pt" style:font-size-complex="10pt"/>
    </style:style>
    <style:style style:name="T57" style:family="text">
      <style:text-properties fo:font-size="10pt" officeooo:rsid="0122dea2" style:font-size-asian="10pt" style:font-size-complex="10pt"/>
    </style:style>
    <style:style style:name="T58" style:family="text">
      <style:text-properties officeooo:rsid="008133a0"/>
    </style:style>
    <style:style style:name="T59" style:family="text">
      <style:text-properties officeooo:rsid="0081ebdd"/>
    </style:style>
    <style:style style:name="T60" style:family="text">
      <style:text-properties officeooo:rsid="00839683"/>
    </style:style>
    <style:style style:name="T61" style:family="text">
      <style:text-properties officeooo:rsid="008a8fb9"/>
    </style:style>
    <style:style style:name="T62" style:family="text">
      <style:text-properties officeooo:rsid="008f6190"/>
    </style:style>
    <style:style style:name="T63" style:family="text">
      <style:text-properties officeooo:rsid="00917f3e"/>
    </style:style>
    <style:style style:name="T64" style:family="text">
      <style:text-properties officeooo:rsid="0093fd6b"/>
    </style:style>
    <style:style style:name="T65" style:family="text">
      <style:text-properties officeooo:rsid="0097de38"/>
    </style:style>
    <style:style style:name="T66" style:family="text">
      <style:text-properties officeooo:rsid="00995326"/>
    </style:style>
    <style:style style:name="T67" style:family="text">
      <style:text-properties officeooo:rsid="009a4904"/>
    </style:style>
    <style:style style:name="T68" style:family="text">
      <style:text-properties officeooo:rsid="009b7840"/>
    </style:style>
    <style:style style:name="T69" style:family="text">
      <style:text-properties officeooo:rsid="00a09e05"/>
    </style:style>
    <style:style style:name="T70" style:family="text">
      <style:text-properties officeooo:rsid="00a27487"/>
    </style:style>
    <style:style style:name="T71" style:family="text">
      <style:text-properties fo:font-weight="normal" style:font-weight-asian="normal" style:font-weight-complex="normal"/>
    </style:style>
    <style:style style:name="T72" style:family="text">
      <style:text-properties fo:font-weight="normal" officeooo:rsid="00b200c8" style:font-weight-asian="normal" style:font-weight-complex="normal"/>
    </style:style>
    <style:style style:name="T73" style:family="text">
      <style:text-properties fo:font-weight="normal" officeooo:rsid="00f5fc91" style:font-weight-asian="normal" style:font-weight-complex="normal"/>
    </style:style>
    <style:style style:name="T74" style:family="text">
      <style:text-properties fo:font-weight="normal" officeooo:rsid="01378ee1" style:font-weight-asian="normal" style:font-weight-complex="normal"/>
    </style:style>
    <style:style style:name="T75" style:family="text">
      <style:text-properties fo:font-size="14pt" style:font-size-asian="14pt" style:font-size-complex="14pt"/>
    </style:style>
    <style:style style:name="T76" style:family="text">
      <style:text-properties fo:font-size="14pt" officeooo:rsid="00b0a7b2" style:font-size-asian="14pt" style:font-size-complex="14pt"/>
    </style:style>
    <style:style style:name="T77" style:family="text">
      <style:text-properties fo:font-size="14pt" fo:font-weight="bold" style:font-size-asian="14pt" style:font-weight-asian="bold" style:font-size-complex="14pt" style:font-weight-complex="bold"/>
    </style:style>
    <style:style style:name="T78" style:family="text">
      <style:text-properties fo:font-size="14pt" fo:font-weight="bold" officeooo:rsid="00a71dd9" style:font-size-asian="14pt" style:font-weight-asian="bold" style:font-size-complex="14pt" style:font-weight-complex="bold"/>
    </style:style>
    <style:style style:name="T79" style:family="text">
      <style:text-properties officeooo:rsid="00b253e9"/>
    </style:style>
    <style:style style:name="T80" style:family="text">
      <style:text-properties officeooo:rsid="00b5d9ac"/>
    </style:style>
    <style:style style:name="T81" style:family="text">
      <style:text-properties officeooo:rsid="00c29e06"/>
    </style:style>
    <style:style style:name="T82" style:family="text">
      <style:text-properties officeooo:rsid="00cd92f2"/>
    </style:style>
    <style:style style:name="T83" style:family="text">
      <style:text-properties officeooo:rsid="00d1f95c"/>
    </style:style>
    <style:style style:name="T84" style:family="text">
      <style:text-properties officeooo:rsid="00d4a47a"/>
    </style:style>
    <style:style style:name="T85" style:family="text">
      <style:text-properties officeooo:rsid="00dcafa3"/>
    </style:style>
    <style:style style:name="T86" style:family="text">
      <style:text-properties officeooo:rsid="00dd43ea"/>
    </style:style>
    <style:style style:name="T87" style:family="text">
      <style:text-properties officeooo:rsid="00de7437"/>
    </style:style>
    <style:style style:name="T88" style:family="text">
      <style:text-properties officeooo:rsid="00df2ee3"/>
    </style:style>
    <style:style style:name="T89" style:family="text">
      <style:text-properties officeooo:rsid="00e06bfc"/>
    </style:style>
    <style:style style:name="T90" style:family="text">
      <style:text-properties officeooo:rsid="00e0f927"/>
    </style:style>
    <style:style style:name="T91" style:family="text">
      <style:text-properties officeooo:rsid="00e8e110"/>
    </style:style>
    <style:style style:name="T92" style:family="text">
      <style:text-properties officeooo:rsid="00ea1f6e"/>
    </style:style>
    <style:style style:name="T93" style:family="text">
      <style:text-properties officeooo:rsid="00ee1ab9"/>
    </style:style>
    <style:style style:name="T94" style:family="text">
      <style:text-properties officeooo:rsid="00ee753f"/>
    </style:style>
    <style:style style:name="T95" style:family="text">
      <style:text-properties officeooo:rsid="00f121a1"/>
    </style:style>
    <style:style style:name="T96" style:family="text">
      <style:text-properties officeooo:rsid="00f5fc91"/>
    </style:style>
    <style:style style:name="T97" style:family="text">
      <style:text-properties officeooo:rsid="010016cb"/>
    </style:style>
    <style:style style:name="T98" style:family="text">
      <style:text-properties officeooo:rsid="010546d9"/>
    </style:style>
    <style:style style:name="T99" style:family="text">
      <style:text-properties officeooo:rsid="0109a6aa"/>
    </style:style>
    <style:style style:name="T100" style:family="text">
      <style:text-properties officeooo:rsid="010f4711"/>
    </style:style>
    <style:style style:name="T101" style:family="text">
      <style:text-properties officeooo:rsid="010f6e5a"/>
    </style:style>
    <style:style style:name="T102" style:family="text">
      <style:text-properties officeooo:rsid="01103101"/>
    </style:style>
    <style:style style:name="T103" style:family="text">
      <style:text-properties officeooo:rsid="011f25b8"/>
    </style:style>
    <style:style style:name="T104" style:family="text">
      <style:text-properties officeooo:rsid="01218ba4"/>
    </style:style>
    <style:style style:name="T105" style:family="text">
      <style:text-properties officeooo:rsid="01227c38"/>
    </style:style>
    <style:style style:name="T106" style:family="text">
      <style:text-properties fo:color="#000000"/>
    </style:style>
    <style:style style:name="T107" style:family="text">
      <style:text-properties officeooo:rsid="012cb024"/>
    </style:style>
    <style:style style:name="T108" style:family="text">
      <style:text-properties officeooo:rsid="01357593"/>
    </style:style>
    <style:style style:name="T109" style:family="text">
      <style:text-properties officeooo:rsid="01378ee1"/>
    </style:style>
    <style:style style:name="T110" style:family="text">
      <style:text-properties officeooo:rsid="0138dfcb"/>
    </style:style>
    <style:style style:name="T111" style:family="text">
      <style:text-properties officeooo:rsid="013d342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222" text:outline-level="2"><text:span text:style-name="T55">Linux Academy: <text:s/></text:span>The System Administrator's Guide to Bash Scripting <text:a xlink:type="simple" xlink:href="https://linuxacademy.com/cp/modules/view/id/72" text:style-name="Internet_20_link" text:visited-style-name="Visited_20_Internet_20_Link"><text:span text:style-name="T56">https://linuxacademy.com/cp/modules/view/id/72</text:span></text:a></text:h>
      <text:p text:style-name="P6"/>
      <text:p text:style-name="P6">* <text:span text:style-name="T1">Kernel main functions:</text:span></text:p>
      <text:list xml:id="list4281936686" text:style-name="L1">
        <text:list-item>
          <text:p text:style-name="P225">System memory management</text:p>
        </text:list-item>
        <text:list-item>
          <text:p text:style-name="P225">Software program management</text:p>
        </text:list-item>
        <text:list-item>
          <text:p text:style-name="P225">Hardware management</text:p>
        </text:list-item>
        <text:list-item>
          <text:p text:style-name="P225">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B5531B33FAEC177D.png" xlink:type="simple" xlink:show="embed" xlink:actuate="onLoad" loext:mime-type="image/png"/></draw:frame></text:p>
      <text:p text:style-name="P176"/>
      <text:p text:style-name="P176">The memory locations are grouped into blocks called <text:span text:style-name="T8">PAGES</text:span>, the kernel locates the pages in the physical memory and in the swap space. <text:span text:style-name="T7">The kernel have a table with all the location of the pages and which pages are in use and the ones that are idle.</text:span></text:p>
      <text:p text:style-name="P176"><text:span text:style-name="T7">The idle pages are being send to the swap space –&gt; </text:span><text:span text:style-name="T5">swapping out</text:span><text:span text:style-name="T44"> (even if there is ram available)</text:span></text:p>
      <text:p text:style-name="P177"><text:soft-page-break/></text:p>
      <text:p text:style-name="P13"><text:span text:style-name="T3">Swapping on</text:span>, <text:span text:style-name="T17">when the kernel move to the ram memory PAGES that are in the virtual memory. </text:span></text:p>
      <text:p text:style-name="P13"/>
      <text:p text:style-name="P56">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18">Software Program Management:</text:span></text:p>
      <text:p text:style-name="P15">Linux OS calls a running program a PROCESS.</text:p>
      <text:p text:style-name="P15"/>
      <text:p text:style-name="P51">A process can run in the foreground, background or displaying output into the screen. The kernel controls how the Linux manages all the processes running on the system.</text:p>
      <text:p text:style-name="P51"/>
      <text:p text:style-name="P52"><text:span text:style-name="T4">INIT PROCESS:</text:span> <text:s/>First process created by the kernel to start all other processes on the system.</text:p>
      <text:p text:style-name="P52"/>
      <text:p text:style-name="P53">When the kernel starts it loads the init proces into virtual memory. As the kernel starts each additional process it gives an unique area in virtual memory to store data and code that the process uses.</text:p>
      <text:p text:style-name="P53"/>
      <text:p text:style-name="P54">At boot time linux systems have a table of processes to start.</text:p>
      <text:p text:style-name="P54">On ubuntu: <text:s/>/etc/init.d</text:p>
      <text:p text:style-name="P54">Other systems: <text:s/>/etc/inittabs</text:p>
      <text:p text:style-name="P54">These folders contains scripts to start <text:span text:style-name="T19">or stop</text:span> the applications/programs when booting.</text:p>
      <text:p text:style-name="P53"/>
      <text:p text:style-name="P55">These scripts are started via entries under /etc/rcX.d , where X is a run level.</text:p>
      <text:p text:style-name="P55"/>
      <text:p text:style-name="P57"><text:span text:style-name="T8">Run levels:</text:span> <text:s/>Is an init systems that is being used to direct the init process to run only certain type of processes. There are 5 init run levels:</text:p>
      <text:list xml:id="list1383258864" text:style-name="L2">
        <text:list-item>
          <text:p text:style-name="P226">Level 1: <text:span text:style-name="T3">Single user mode</text:span>. Only basic system processes are started with only one console terminal. For emergencies when all is broken.</text:p>
        </text:list-item>
        <text:list-item>
          <text:p text:style-name="P226">Level 3: the standard init run level. Most of the application software is started.</text:p>
        </text:list-item>
        <text:list-item text:start-value="1">
          <text:p text:style-name="P226">Level 5: The system starts the X Window Software allowing the user to use the GUI.</text:p>
        </text:list-item>
      </text:list>
      <text:p text:style-name="P58"/>
      <text:p text:style-name="P59"><text:span text:style-name="T8">Systemd</text:span>: Many distros are now using systemd instead of init as init system.</text:p>
      <text:p text:style-name="P16"/>
      <text:p text:style-name="P219"><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220"><text:s text:c="3"/>└─────────┴───────────────────┘</text:p>
      <text:p text:style-name="P20"><text:soft-page-break/></text:p>
      <text:p text:style-name="P3">Shell scripts: page 269</text:p>
      <text:p text:style-name="P179"/>
      <text:p text:style-name="P60"><text:span text:style-name="T8">* </text:span><text:span text:style-name="T20">Add </text:span><text:span text:style-name="T9"><text:s/>#!/bin/bash</text:span><text:span text:style-name="T20"> <text:s/>at the beginning of the script always (or the shell that you want to use, sh,csh, etc). </text:span></text:p>
      <text:p text:style-name="P60"/>
      <text:p text:style-name="P61">This tells the shell <text:span text:style-name="T21">that the file is a shell script and </text:span>which shell have to read it, bash in this case.</text:p>
      <text:p text:style-name="P61"/>
      <text:p text:style-name="P62"><text:span text:style-name="T8"># </text:span>Is a commentary on linux but if comes with ! means that the shell will interpret the content of the file as a script <text:s text:c="3"/><text:span text:style-name="T8"><text:s/></text:span><text:span text:style-name="T9">#!</text:span></text:p>
      <text:p text:style-name="P18"/>
      <text:p text:style-name="P62"><text:span text:style-name="T9">* </text:span><text:span text:style-name="T10">Make the script executable:</text:span></text:p>
      <text:p text:style-name="P63">chmod u+x &lt;script name&gt;</text:p>
      <text:p text:style-name="P63"/>
      <text:p text:style-name="P4">Variables rules:</text:p>
      <text:p text:style-name="Horizontal_20_Line"/>
      <text:list xml:id="list1923330567" text:style-name="L3">
        <text:list-item>
          <text:p text:style-name="P227"><text:span text:style-name="T45">Can be any text string u</text:span>p to 20 <text:span text:style-name="T45">letters, digits or an underscore character.</text:span></text:p>
        </text:list-item>
        <text:list-item>
          <text:p text:style-name="P228">Variables are <text:span text:style-name="T3">case sensitive</text:span><text:span text:style-name="T47"> <text:s text:c="4"/></text:span><text:span text:style-name="T48">var1 </text:span><text:span text:style-name="T49">≠ </text:span><text:span text:style-name="T48">Var1</text:span></text:p>
        </text:list-item>
        <text:list-item>
          <text:p text:style-name="P228">Values are assigned using an equal sign, <text:span text:style-name="T3">with no spaces</text:span> <text:s text:c="4"/><text:span text:style-name="T46">var1=10</text:span></text:p>
        </text:list-item>
        <text:list-item>
          <text:p text:style-name="P229">The shell script automatically determines the data type</text:p>
        </text:list-item>
        <text:list-item>
          <text:p text:style-name="P229">Variables defined withing the shell script maintain their values until the script is completed.</text:p>
        </text:list-item>
        <text:list-item>
          <text:p text:style-name="P230">Variables can be referenced using the dollar sign: <text:span text:style-name="T8"><text:s/>$</text:span></text:p>
        </text:list-item>
      </text:list>
      <text:p text:style-name="P22"/>
      <text:p text:style-name="P63"/>
      <text:p text:style-name="P181">* <text:span text:style-name="T22">Echo command:</text:span></text:p>
      <text:p text:style-name="Horizontal_20_Line"/>
      <text:p text:style-name="P64">echo <text:span text:style-name="T8">-n </text:span>will display the output in the same line than the text.</text:p>
      <text:p text:style-name="P64"/>
      <text:p text:style-name="P65">echo -n “Let’s see the date: ”</text:p>
      <text:p text:style-name="P65">date</text:p>
      <text:p text:style-name="P65"/>
      <text:p text:style-name="P66">Let’s see the date: Wed 9 Jan 01:38:42 …</text:p>
      <text:p text:style-name="P66"/>
      <text:p text:style-name="P67">(add a variation if you want: <text:s/><text:span text:style-name="T23">date +’%d/%m/%y’ </text:span>)</text:p>
      <text:p text:style-name="P65"/>
      <text:p text:style-name="P19">– <text:span text:style-name="T24">Environment variables inside echo:</text:span></text:p>
      <text:p text:style-name="P65">echo "User info for userid: $USER"</text:p>
      <text:p text:style-name="P65"/>
      <text:p text:style-name="P68">– To show a metacharacter inside echo: <text:s/><text:span text:style-name="T8"><text:s/>\</text:span></text:p>
      <text:p text:style-name="P68"/>
      <text:p text:style-name="P68">echo "The cost of the item is<text:span text:style-name="T8"> </text:span>\$15"</text:p>
      <text:p text:style-name="P65">The cost of the item is $15</text:p>
      <text:p text:style-name="P69"/>
      <text:p text:style-name="P69">page 27<text:span text:style-name="T25">6</text:span></text:p>
      <text:p text:style-name="P69"/>
      <text:p text:style-name="P69"/>
      <text:p text:style-name="P69"/>
      <text:p text:style-name="P69"><text:soft-page-break/></text:p>
      <text:p text:style-name="P85"/>
      <text:p text:style-name="P69"/>
      <text:p text:style-name="P182">* Command Substitution:</text:p>
      <text:p text:style-name="P223"/>
      <text:p text:style-name="P70">Extract information from the output of a command and as<text:span text:style-name="T26">s</text:span>ig<text:span text:style-name="T26">n</text:span> it to a variable.</text:p>
      <text:p text:style-name="P71">After that you can use the variable like <text:span text:style-name="T43">if </text:span>it was the command it self.</text:p>
      <text:p text:style-name="P71"/>
      <text:p text:style-name="P72">There are to ways to assign the output of a command to a variable:</text:p>
      <text:list xml:id="list2310414924" text:style-name="L4">
        <text:list-header>
          <text:p text:style-name="P231"/>
        </text:list-header>
        <text:list-item>
          <text:p text:style-name="P231">The <text:span text:style-name="T8">backtick</text:span> character <text:span text:style-name="T31">(accent obert)</text:span>: <text:s text:c="2"/><text:span text:style-name="T27"><text:s text:c="2"/>` <text:s text:c="5"/></text:span><text:span text:style-name="T37">example</text:span><text:span text:style-name="T34">:</text:span><text:span text:style-name="T32"> <text:s/></text:span><text:span text:style-name="T28"><text:s/></text:span><text:span text:style-name="T33">my_variable=`date`</text:span></text:p>
        </text:list-item>
      </text:list>
      <text:p text:style-name="P86"><text:span text:style-name="T33"><text:tab/></text:span><text:span text:style-name="T32">Example: <text:s/>echo “Show me today’s date and time: `my_variable`”</text:span></text:p>
      <text:p text:style-name="P198"><text:tab/></text:p>
      <text:list xml:id="list232437979841336" text:continue-numbering="true" text:style-name="L4">
        <text:list-item>
          <text:p text:style-name="P231">The <text:span text:style-name="T8">$()</text:span> format <text:s text:c="53"/><text:span text:style-name="T11">exampe</text:span><text:span text:style-name="T42">: <text:s/>my_variable=$(date)</text:span></text:p>
        </text:list-item>
      </text:list>
      <text:p text:style-name="P72"><text:tab/><text:span text:style-name="T58">Example: <text:s/>echo “Show me today’s date and time: $(my_variable)”</text:span></text:p>
      <text:p text:style-name="P72"/>
      <text:p text:style-name="P31">Example:</text:p>
      <text:p text:style-name="P31"/>
      <text:p text:style-name="P119"><text:span text:style-name="T8">bigdump</text:span>=<text:span text:style-name="T88">$</text:span>(/bin/find /tmp/bigdump-* -mtime +30)</text:p>
      <text:p text:style-name="P119"/>
      <text:p text:style-name="P119">/bin/mv <text:span text:style-name="T8">$bigdump</text:span> /var/log/bigdump/</text:p>
      <text:p text:style-name="P72"/>
      <text:p text:style-name="P72"/>
      <text:p text:style-name="P21">* <text:span text:style-name="T59">For LOGS: <text:s/>IMPORTANT</text:span></text:p>
      <text:p text:style-name="P72"/>
      <text:p text:style-name="P87">Pick the content of <text:span text:style-name="T60">something (file, folder, etc) and send the output to a file and add the DATE:</text:span></text:p>
      <text:p text:style-name="P87"/>
      <text:p text:style-name="P88"><text:span text:style-name="T8">today</text:span>=$(date +%y%m%d)</text:p>
      <text:p text:style-name="P88">cat etc/passwd &gt; passwd.<text:span text:style-name="T8">$today</text:span></text:p>
      <text:p text:style-name="P72"/>
      <text:p text:style-name="P89">This will generate this file: <text:s/><text:span text:style-name="T8">passwd.190122 <text:s/></text:span></text:p>
      <text:p text:style-name="P89">And inside you will have the content of /etc/passwd</text:p>
      <text:p text:style-name="P72"/>
      <text:p text:style-name="P90">Another example, now with the content of a folder and using backtick:</text:p>
      <text:p text:style-name="P90"/>
      <text:p text:style-name="P90"><text:span text:style-name="T8">today_2</text:span>=`date +%F`</text:p>
      <text:p text:style-name="P90">ls /bin/ -la &gt; another_log.<text:span text:style-name="T8">$today_2</text:span></text:p>
      <text:p text:style-name="P72"/>
      <text:p text:style-name="P91">this will create<text:span text:style-name="T8"> another_log.2019-01-22</text:span></text:p>
      <text:p text:style-name="P72"/>
      <text:p text:style-name="P72"/>
      <text:p text:style-name="P180">* <text:span text:style-name="T61">Redirection</text:span></text:p>
      <text:p text:style-name="Horizontal_20_Line"/>
      <text:p text:style-name="P92">To redirect the output of a command to the input of a file.</text:p>
      <text:p text:style-name="P93">Redirection can be used for the opposite, redirect a file to a command for input.</text:p>
      <text:p text:style-name="P72"/>
      <text:p text:style-name="P203">* <text:span text:style-name="T62">Output Redirection: <text:s/>&gt;</text:span></text:p>
      <text:p text:style-name="P94"><text:soft-page-break/>command &gt; my_file</text:p>
      <text:p text:style-name="P95"/>
      <text:p text:style-name="P94">Creates the file if not exists. If the output file already exists the redirect operator overwrites the existing file.</text:p>
      <text:p text:style-name="P94"/>
      <text:p text:style-name="P94"/>
      <text:p text:style-name="P23">* <text:span text:style-name="T63">Append: <text:s/>&gt;&gt;</text:span></text:p>
      <text:p text:style-name="P96">Add the <text:s/>output of a command to the end of an existing file.</text:p>
      <text:p text:style-name="P97">Command &gt;&gt; my_file</text:p>
      <text:p text:style-name="P101"/>
      <text:p text:style-name="P97"/>
      <text:p text:style-name="P24">* <text:span text:style-name="T64">Input Redirection: &lt;</text:span></text:p>
      <text:p text:style-name="P99">Takes the content of a file and redirects it to a command.</text:p>
      <text:p text:style-name="P98"/>
      <text:p text:style-name="P100"><text:span text:style-name="T65">command</text:span> &lt; my_file</text:p>
      <text:p text:style-name="P100"/>
      <text:p text:style-name="P101"><text:span text:style-name="T8">Example</text:span>:</text:p>
      <text:p text:style-name="P101">who &gt; test_redirection</text:p>
      <text:p text:style-name="P102">wc &lt; test_redirection --<text:span text:style-name="T66">&gt;</text:span> <text:s/>wc will count the number of lines, the words and the bytes inside test_redirection</text:p>
      <text:p text:style-name="P73"/>
      <text:p text:style-name="P25"><text:tab/>Inline Input Redirection: &lt;&lt;</text:p>
      <text:p text:style-name="P103"><text:tab/>Redirect the content of a command instead of a file. <text:span text:style-name="T67">You have to add a text marker at the <text:tab/>beginning and the end of the data you want to use.</text:span></text:p>
      <text:p text:style-name="P103"/>
      <text:p text:style-name="P104"><text:tab/>command <text:s/>&lt;&lt; <text:s/>marker</text:p>
      <text:p text:style-name="P103"><text:s/><text:tab/><text:span text:style-name="T67">data</text:span></text:p>
      <text:p text:style-name="P103"><text:tab/><text:span text:style-name="T67">marker</text:span></text:p>
      <text:p text:style-name="P103"/>
      <text:p text:style-name="P103"><text:tab/><text:span text:style-name="T67">wc &lt;&lt; puta</text:span></text:p>
      <text:p text:style-name="P103"><text:tab/><text:span text:style-name="T67">test string 1</text:span></text:p>
      <text:p text:style-name="P103"><text:s/><text:tab/><text:span text:style-name="T67">test string 2</text:span></text:p>
      <text:p text:style-name="P103"><text:tab/><text:span text:style-name="T67">test string 3</text:span></text:p>
      <text:p text:style-name="P103"><text:tab/><text:span text:style-name="T67">puta</text:span></text:p>
      <text:p text:style-name="P103"><text:tab/><text:tab/><text:span text:style-name="T67">3 <text:s text:c="3"/>9 <text:s text:c="2"/>42</text:span></text:p>
      <text:p text:style-name="P103"/>
      <text:p text:style-name="P103"><text:tab/><text:span text:style-name="T67">Wc is saying: <text:s/>3 lines, 9 words and 42 bytes used between puta and puta</text:span></text:p>
      <text:p text:style-name="P103"/>
      <text:p text:style-name="P103"/>
      <text:p text:style-name="P103"/>
      <text:p text:style-name="P70"><text:span text:style-name="T68">pag 284</text:span><text:tab/></text:p>
      <text:p text:style-name="P26"><text:span text:style-name="T29">* </text:span><text:span text:style-name="T30">Math</text:span></text:p>
      <text:p text:style-name="Horizontal_20_Line"/>
      <text:p text:style-name="P27"><text:span text:style-name="T75">Expr command:</text:span> <text:s text:c="3"/><text:span text:style-name="T69">Old fashoned</text:span></text:p>
      <text:p text:style-name="P110">Bash include expr to stay compatible with sh</text:p>
      <text:p text:style-name="P110"/>
      <text:p text:style-name="P105">$ expr 2 + 3</text:p>
      <text:p text:style-name="P105">5</text:p>
      <text:p text:style-name="P70"><text:soft-page-break/></text:p>
      <text:p text:style-name="P106">Can cause headaches when using * to multiply</text:p>
      <text:p text:style-name="P106">$ expr 5 * 2 <text:s text:c="2"/>→ will give error</text:p>
      <text:p text:style-name="P106"/>
      <text:p text:style-name="P107">$ expr 5 \* 2</text:p>
      <text:p text:style-name="P108">10</text:p>
      <text:p text:style-name="P109"><text:span text:style-name="T77">Using </text:span><text:span text:style-name="T78">square </text:span><text:span text:style-name="T77">brackets:</text:span><text:span text:style-name="T8"> </text:span><text:span text:style-name="T70">$[ operation ] </text:span></text:p>
      <text:p text:style-name="P178"/>
      <text:p text:style-name="P109"><text:span text:style-name="T6">ONLY integers</text:span><text:span text:style-name="T70">, not floating point (bc, bash calculator, will allow float, see below)</text:span></text:p>
      <text:p text:style-name="P107"/>
      <text:p text:style-name="P111">var1=$[1+6]</text:p>
      <text:p text:style-name="P111">echo $var1</text:p>
      <text:p text:style-name="P111">7</text:p>
      <text:p text:style-name="P70"/>
      <text:p text:style-name="P112">var2=$[2 * 3]</text:p>
      <text:p text:style-name="P112">echo $var2</text:p>
      <text:p text:style-name="P112">6</text:p>
      <text:p text:style-name="P70"/>
      <text:p text:style-name="P70"/>
      <text:p text:style-name="P70">#!/bin/bash</text:p>
      <text:p text:style-name="P70">var1=100</text:p>
      <text:p text:style-name="P70">var2=50</text:p>
      <text:p text:style-name="P70">var3=45</text:p>
      <text:p text:style-name="P70">var4=$[$var1 * ($var2 - $var3)]</text:p>
      <text:p text:style-name="P70">echo The final result is $var4</text:p>
      <text:p text:style-name="P70">$</text:p>
      <text:p text:style-name="P70"/>
      <text:p text:style-name="P70"/>
      <text:p text:style-name="P28"><text:span text:style-name="T75">Bash Cal</text:span><text:span text:style-name="T76">c</text:span><text:span text:style-name="T75">ulator / BC:</text:span> <text:span text:style-name="T72">pag 288</text:span></text:p>
      <text:p text:style-name="P114"/>
      <text:p text:style-name="P114">Program that allow a shell script to run floating point operations <text:span text:style-name="T79">among others.</text:span></text:p>
      <text:p text:style-name="P114"/>
      <text:p text:style-name="P114">variable=$(echo "options; expression" | bc)</text:p>
      <text:p text:style-name="P113"/>
      <text:p text:style-name="P115">Important: <text:s/>You have to set up the scale, the number of decimals to display, if not won’t show nothing.</text:p>
      <text:p text:style-name="P115"/>
      <text:p text:style-name="P115"><text:span text:style-name="T80">s</text:span>cale=4 <text:s text:c="2"/>→ the result will have four decimals.</text:p>
      <text:p text:style-name="P115"/>
      <text:p text:style-name="P113"/>
      <text:p text:style-name="P29">Use command substitution:</text:p>
      <text:p text:style-name="P116"/>
      <text:p text:style-name="P116">#!/bin/bash</text:p>
      <text:p text:style-name="P116">var1=$(echo "scale=4; 3.44 / 5" | bc)</text:p>
      <text:p text:style-name="P116">echo The answer is $var1</text:p>
      <text:p text:style-name="P70">The answer is .6880</text:p>
      <text:p text:style-name="P70"/>
      <text:p text:style-name="P70"/>
      <text:p text:style-name="P70"/>
      <text:p text:style-name="P70"><text:soft-page-break/>#!/bin/bash</text:p>
      <text:p text:style-name="P70">var1=20</text:p>
      <text:p text:style-name="P70">var2=3.14159</text:p>
      <text:p text:style-name="P70">var3=$(echo "scale=4; $var1 * $var1" | bc)</text:p>
      <text:p text:style-name="P70">var4=$(echo "scale=4; $var3 * $var2" | bc)</text:p>
      <text:p text:style-name="P70">echo The final result is $var4</text:p>
      <text:p text:style-name="P30">Inline input redirection:</text:p>
      <text:p text:style-name="P117"/>
      <text:p text:style-name="P70"/>
      <text:p text:style-name="P70">variable=$(bc &lt;&lt; EOF</text:p>
      <text:p text:style-name="P70">options</text:p>
      <text:p text:style-name="P70">statements</text:p>
      <text:p text:style-name="P70">expressions</text:p>
      <text:p text:style-name="P70">EOF</text:p>
      <text:p text:style-name="P70">)</text:p>
      <text:p text:style-name="P70"/>
      <text:p text:style-name="P70"/>
      <text:p text:style-name="P70"/>
      <text:p text:style-name="P70">#!/bin/bash</text:p>
      <text:p text:style-name="P70">var1=10.46</text:p>
      <text:p text:style-name="P70">var2=43.67</text:p>
      <text:p text:style-name="P70">var3=33.2</text:p>
      <text:p text:style-name="P70">var4=71</text:p>
      <text:p text:style-name="P70">var5=$(bc &lt;&lt; EOF</text:p>
      <text:p text:style-name="P70">scale = 4</text:p>
      <text:p text:style-name="P70">a1 = ( $var1 * $var2)</text:p>
      <text:p text:style-name="P70">b1 = ($var3 * $var4)</text:p>
      <text:p text:style-name="P70">a1 + b1</text:p>
      <text:p text:style-name="P70">EOF</text:p>
      <text:p text:style-name="P70">)</text:p>
      <text:p text:style-name="P70">echo The final answer for this mess is $var5</text:p>
      <text:p text:style-name="P70"/>
      <text:p text:style-name="P70"/>
      <text:p text:style-name="P118"><text:span text:style-name="T77">Exit script <text:s/></text:span><text:span text:style-name="T91">page</text:span> 292</text:p>
      <text:p text:style-name="P70"/>
      <text:p text:style-name="P141">echo <text:span text:style-name="T8">$? <text:s/></text:span><text:s/>→ display the last <text:span text:style-name="T92">exit</text:span> status, 0 is ok. <text:span text:style-name="T92">This special variable holds the last exit status.</text:span></text:p>
      <text:p text:style-name="P70"/>
      <text:p text:style-name="P142">If the command executed completes with an error, then a positive integer value is placed in the exit status.</text:p>
      <text:p text:style-name="P165"/>
      <text:p text:style-name="P165"/>
      <text:p text:style-name="P70"/>
      <text:p text:style-name="P164"><text:span text:style-name="T27">SET:</text:span> To see the running commands on screen</text:p>
      <text:p text:style-name="P164">Add it to the script or run it directly on the CLI</text:p>
      <text:p text:style-name="P70"/>
      <text:p text:style-name="P44">set -x </text:p>
      <text:p text:style-name="P164"/>
      <text:p text:style-name="P164">Check help set to see more arguments</text:p>
      <text:p text:style-name="P70"><text:soft-page-break/></text:p>
      <text:p text:style-name="P70"/>
      <text:p text:style-name="P70"/>
      <text:p text:style-name="P143"><text:span text:style-name="T27">Using Structured Commands </text:span>page 297</text:p>
      <text:p text:style-name="Horizontal_20_Line"/>
      <text:p text:style-name="P207">IF-THEN Statement:</text:p>
      <text:p text:style-name="P144"/>
      <text:p text:style-name="Text_20_body">If the IF exits with success <text:span text:style-name="T93">(</text:span>0<text:span text:style-name="T93">) then the THEN is executed as well, will execute all the THEN if there are more than one.</text:span></text:p>
      <text:p text:style-name="P224">If the IF exits with error won’t execute the THEN and will leave the program, or run whatever is below the FI (fi , yes is correct)</text:p>
      <text:p text:style-name="P70">#!/bin/bash</text:p>
      <text:p text:style-name="P70"># testing the if statement</text:p>
      <text:p text:style-name="P70"><text:span text:style-name="T8">if</text:span> pwd</text:p>
      <text:p text:style-name="P26">then</text:p>
      <text:p text:style-name="P70">echo "It worked"</text:p>
      <text:p text:style-name="P70">fi</text:p>
      <text:p text:style-name="P70"/>
      <text:p text:style-name="P36">Executing the script:</text:p>
      <text:p text:style-name="P70">/home/Christine <text:s/>--------------→<text:span text:style-name="T94"> the output of pwd command</text:span></text:p>
      <text:p text:style-name="P70">It worked <text:s text:c="5"/>------------→<text:span text:style-name="T94"> the echo</text:span></text:p>
      <text:p text:style-name="P70"/>
      <text:p text:style-name="P70"/>
      <text:p text:style-name="P239">IF-THEN-ELSE Statement:</text:p>
      <text:p text:style-name="P237"/>
      <text:p text:style-name="P70"><text:span text:style-name="T8">if</text:span> command <text:s/>→<text:span text:style-name="T108"> if the exit status code is not zero won’t execute then, will run the else commands.</text:span></text:p>
      <text:p text:style-name="P26">then</text:p>
      <text:p text:style-name="P70">commands</text:p>
      <text:p text:style-name="P26">else <text:s/><text:span text:style-name="T71">→</text:span><text:span text:style-name="T74">Will be executed if the IF command returns</text:span><text:span text:style-name="T109"> non-zero exit status code</text:span></text:p>
      <text:p text:style-name="P70">commands</text:p>
      <text:p text:style-name="P26">fi</text:p>
      <text:p text:style-name="P70"/>
      <text:p text:style-name="P242">testuser=NoSuchUser</text:p>
      <text:p text:style-name="P242">#</text:p>
      <text:p text:style-name="P242"><text:span text:style-name="T8">if </text:span>grep $testuser /etc/passwd <text:s/>→<text:span text:style-name="T110"> will return non-zero exit status code</text:span></text:p>
      <text:p text:style-name="P243">then <text:s/>→<text:span text:style-name="T110"> <text:s text:c="10"/>won’t run the THEN commands and will go to ELSE</text:span></text:p>
      <text:p text:style-name="P242">echo "The bash files for user $testuser are:"</text:p>
      <text:p text:style-name="P242">ls -a /home/$testuser/.b*</text:p>
      <text:p text:style-name="P242">echo</text:p>
      <text:p text:style-name="P243">else <text:s/>→<text:span text:style-name="T110"> will execute the commands in else.</text:span></text:p>
      <text:p text:style-name="P242">echo "The user $testuser does not exist on this system."</text:p>
      <text:p text:style-name="P242">echo</text:p>
      <text:p text:style-name="P242">fi</text:p>
      <text:p text:style-name="P70"/>
      <text:p text:style-name="P70"/>
      <text:p text:style-name="P70"/>
      <text:p text:style-name="P70"/>
      <text:p text:style-name="P70"/>
      <text:p text:style-name="P244"><text:soft-page-break/>IF-ELIF-THEN <text:s/><text:span text:style-name="T35">Nesting Ifs </text:span><text:span text:style-name="T40"><text:s/></text:span><text:span text:style-name="T41">page 301</text:span></text:p>
      <text:p text:style-name="P70"/>
      <text:p text:style-name="P70">if command1</text:p>
      <text:p text:style-name="P70">then</text:p>
      <text:p text:style-name="P70">commands</text:p>
      <text:p text:style-name="P70">elif command2</text:p>
      <text:p text:style-name="P70">then</text:p>
      <text:p text:style-name="P70">more commands</text:p>
      <text:p text:style-name="P70">fi</text:p>
      <text:p text:style-name="P70"/>
      <text:p text:style-name="P242">testuser=NoSuchUser</text:p>
      <text:p text:style-name="P242">#</text:p>
      <text:p text:style-name="P242"><text:span text:style-name="T8">if </text:span>grep $testuser /etc/passwd</text:p>
      <text:p text:style-name="P243">then</text:p>
      <text:p text:style-name="P242">echo "The user $testuser exists on this system."</text:p>
      <text:p text:style-name="P242">#</text:p>
      <text:p text:style-name="P242"><text:span text:style-name="T8">elif </text:span>ls -d /home/$testuser</text:p>
      <text:p text:style-name="P242">then</text:p>
      <text:p text:style-name="P242">echo "The user $testuser does not exist on this system."</text:p>
      <text:p text:style-name="P242">echo "However, $testuser has a directory."</text:p>
      <text:p text:style-name="P242">#</text:p>
      <text:p text:style-name="P243">fi</text:p>
      <text:p text:style-name="P70"/>
      <text:p text:style-name="P70"/>
      <text:p text:style-name="P70"/>
      <text:p text:style-name="Horizontal_20_Line"/>
      <text:p text:style-name="Horizontal_20_Line"/>
      <text:p text:style-name="P183">* Linux Academy </text:p>
      <text:h text:style-name="P221"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74"/>
      <text:p text:style-name="P76"><text:span text:style-name="T8">~/.bash_profile: </text:span><text:s/>This runs when you log in into the <text:span text:style-name="T12">system</text:span>. <text:span text:style-name="T51">When you type in an username and password.</text:span> <text:span text:style-name="T50">Different form all the users in the system.</text:span></text:p>
      <text:p text:style-name="P78"/>
      <text:p text:style-name="P78">You can add alias here. Remember to open a new console to see the changes applied.</text:p>
      <text:p text:style-name="P74"/>
      <text:p text:style-name="P77">~<text:span text:style-name="T8">/.bashrc: <text:s/></text:span><text:span text:style-name="T51">Runs when command prompt comes up or you start a new bash instance (typing bash in a shell)</text:span></text:p>
      <text:p text:style-name="P77"/>
      <text:p text:style-name="P84">You can set the path there/</text:p>
      <text:p text:style-name="P77"/>
      <text:p text:style-name="P79">You have to open a new bash console or run the command <text:span text:style-name="T8">bash</text:span> to see the changes applied on this file.</text:p>
      <text:p text:style-name="P80">If you exit the bash instance you won’t see the changes.</text:p>
      <text:p text:style-name="P77"/>
      <text:p text:style-name="P74"/>
      <text:p text:style-name="P81"><text:span text:style-name="T8">~/.bash_history:</text:span> Is what the actual user have typed. <text:span text:style-name="T52">What are you typing is being registered in this file.</text:span></text:p>
      <text:p text:style-name="P81"/>
      <text:p text:style-name="P82">– <text:span text:style-name="T53">Ingnore the command that I want:</text:span></text:p>
      <text:p text:style-name="P83">export HISTCONTROL=$HISTCONTROL:ignorespace</text:p>
      <text:p text:style-name="P82"><text:soft-page-break/></text:p>
      <text:p text:style-name="P83">This command won’t write anything if you add a space at the beginning.</text:p>
      <text:p text:style-name="P83"/>
      <text:p text:style-name="P83">Example: <text:s/></text:p>
      <text:p text:style-name="P83">$ <text:s/>ssh 192.168.5.4@root</text:p>
      <text:p text:style-name="P83">This won’t appear in the history if you add a empty space in the beginning. <text:span text:style-name="T54">Won’t be captured.</text:span></text:p>
      <text:p text:style-name="P81"/>
      <text:p text:style-name="P81"/>
      <text:p text:style-name="P119"><text:span text:style-name="T8">~/.bash_logout: <text:s/></text:span>Will let you to execute something when you are loggin out your bash instance.</text:p>
      <text:p text:style-name="P120"/>
      <text:p text:style-name="P122">When you are typing exit from a console and loggout is appearing.</text:p>
      <text:p text:style-name="P120"/>
      <text:p text:style-name="P120">To reset our environment to the same state where I was when I’ve started.</text:p>
      <text:p text:style-name="P120">Prevents users to make accidental changes on it’s </text:p>
      <text:p text:style-name="P74"/>
      <text:p text:style-name="P121">What can I do:</text:p>
      <text:p text:style-name="P121">I can do a backup of ~/.bashrc , like ~/.bashrc.original</text:p>
      <text:p text:style-name="P121">And then I can add this into the bash_logout </text:p>
      <text:p text:style-name="P121"/>
      <text:p text:style-name="P121">cp ~./bashrc_original ~/.bashrc</text:p>
      <text:p text:style-name="P121"/>
      <text:p text:style-name="P121">Then everytime I’m logging out I will have a copy of the original bashrc just in case I’ve changed something I don’t want to make it permanent.</text:p>
      <text:p text:style-name="P74"/>
      <text:p text:style-name="P74"/>
      <text:p text:style-name="P74"/>
      <text:p text:style-name="P74"/>
      <text:p text:style-name="P123"><text:span text:style-name="T27">Shebang </text:span>→<text:span text:style-name="T81"> <text:s/>#!/bin/bash</text:span></text:p>
      <text:p text:style-name="P123"/>
      <text:p text:style-name="P123"/>
      <text:p text:style-name="P32">Create an environment variable on cli:</text:p>
      <text:p text:style-name="P124"/>
      <text:p text:style-name="P124">MY_VAR="Ullet"</text:p>
      <text:p text:style-name="P124"/>
      <text:p text:style-name="P124">env |grep MY_VAR</text:p>
      <text:p text:style-name="P124">won’t appear nothing have to be exported. Will work only on the current bash instance.</text:p>
      <text:p text:style-name="P124"/>
      <text:p text:style-name="P124">export MY_VAR</text:p>
      <text:p text:style-name="P124"/>
      <text:p text:style-name="P124">env |grep MY_VAR</text:p>
      <text:p text:style-name="P124">MY_VAR=Ullet</text:p>
      <text:p text:style-name="P124"/>
      <text:p text:style-name="P125">Then I can call it from the same CLI</text:p>
      <text:p text:style-name="P125"/>
      <text:p text:style-name="P125">echo “The content of the variable created is: $MY_VAR”</text:p>
      <text:p text:style-name="P125"/>
      <text:p text:style-name="P33"/>
      <text:p text:style-name="P33">Export and create the variable at the same time:</text:p>
      <text:p text:style-name="P125"><text:soft-page-break/>export SEARCHSITE="http://www.google.com"</text:p>
      <text:p text:style-name="P125"/>
      <text:p text:style-name="P125">env |grep SEARC</text:p>
      <text:p text:style-name="P125">SEARCHSITE=http://www.google.com</text:p>
      <text:p text:style-name="P74"/>
      <text:p text:style-name="P74"/>
      <text:p text:style-name="P205">* See the directories on my path:</text:p>
      <text:p text:style-name="P126">env |grep $PATH</text:p>
      <text:p text:style-name="P74"/>
      <text:p text:style-name="P74"/>
      <text:p text:style-name="P206">* <text:span text:style-name="T82">Command substitution:</text:span></text:p>
      <text:p text:style-name="P74"/>
      <text:list xml:id="list3292401289" text:style-name="L5">
        <text:list-item>
          <text:p text:style-name="P232">Use back `comand` <text:s/>,like: TODAYSDATE=`date`</text:p>
        </text:list-item>
        <text:list-item>
          <text:p text:style-name="P232">Use alias, like below. You will need to use shopt to expand the aliases in the subshell.</text:p>
        </text:list-item>
      </text:list>
      <text:p text:style-name="P74"/>
      <text:p text:style-name="P74"/>
      <text:p text:style-name="P129"><text:span text:style-name="T8">shopt</text:span> → <text:span text:style-name="T83">Turns on aliases and more commands which will be run by the subshell. This will expand aliases or the other commands within the subshell.</text:span></text:p>
      <text:p text:style-name="P129"/>
      <text:p text:style-name="P128">Remember that a script is been run in a subshell by a script as non interactive shells, <text:span text:style-name="T84">see script below:</text:span></text:p>
      <text:p text:style-name="P128"/>
      <text:p text:style-name="P127"/>
      <text:p text:style-name="P74"><text:span text:style-name="T8">shopt</text:span> -s expand_aliases # Shopt turns on aliases to be run by subshell</text:p>
      <text:p text:style-name="P74"/>
      <text:p text:style-name="P208">alias TODAY="date"</text:p>
      <text:p text:style-name="P208">alias UFILES="find /home/joaquim/Documents/ -user joaquim"</text:p>
      <text:p text:style-name="P208"/>
      <text:p text:style-name="P208">TODAYSDATE=`date`</text:p>
      <text:p text:style-name="P208">USERFILES=`find /home/joaquim/Documents/ -user joaquim`</text:p>
      <text:p text:style-name="P208"/>
      <text:p text:style-name="P208">echo "Today's D<text:span text:style-name="T97">a</text:span>te: $TODAYSDATE"</text:p>
      <text:p text:style-name="P208">echo "All files Owned by User: $USERFILES"</text:p>
      <text:p text:style-name="P208"/>
      <text:p text:style-name="P208">A=`TODAY`</text:p>
      <text:p text:style-name="P208">B=`UFILES``</text:p>
      <text:p text:style-name="P208">echo "With Alias, TODAY is: $A</text:p>
      <text:p text:style-name="P208">echo "With Alias, UFILES is: $B</text:p>
      <text:p text:style-name="P208"/>
      <text:p text:style-name="P130"/>
      <text:p text:style-name="P184">Exit status <text:s text:c="2"/>echo $?</text:p>
      <text:p text:style-name="P130"><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30"/>
      <text:p text:style-name="P74"/>
      <text:p text:style-name="P130"><text:span text:style-name="T8">See the last exit status: <text:s text:c="3"/></text:span>echo $?</text:p>
      <text:p text:style-name="P130"/>
      <text:p text:style-name="P75"/>
      <text:p text:style-name="P75"/>
      <text:p text:style-name="P74"># This script shows the output errors code</text:p>
      <text:p text:style-name="P74"/>
      <text:p text:style-name="P74">set -e # Stops the script when an error is appearing</text:p>
      <text:p text:style-name="P74"><text:soft-page-break/></text:p>
      <text:p text:style-name="P74">expr 1 + 5</text:p>
      <text:p text:style-name="P74">echo $?</text:p>
      <text:p text:style-name="P74"/>
      <text:p text:style-name="P74">rm pollas <text:s text:c="2"/># pollas doen's exist so an error will be triggered</text:p>
      <text:p text:style-name="P74">echo $?</text:p>
      <text:p text:style-name="P74"/>
      <text:p text:style-name="P74">expr 10 + 10</text:p>
      <text:p text:style-name="P74">echo $?</text:p>
      <text:p text:style-name="P74"/>
      <text:p text:style-name="P132">On the previous script, set was kicking me out from the terminal. I was not able to test if it works.</text:p>
      <text:p text:style-name="P132">The correct behaviour is to display the outputs until the error then the script stops.</text:p>
      <text:p text:style-name="P132"/>
      <text:p text:style-name="P74"/>
      <text:p text:style-name="P74"/>
      <text:p text:style-name="P74"/>
      <text:p text:style-name="P74"/>
      <text:p text:style-name="P74"/>
      <text:p text:style-name="P74"/>
      <text:p text:style-name="P74"/>
      <text:p text:style-name="P74"/>
      <text:p text:style-name="P74"/>
      <text:p text:style-name="P74"/>
      <text:p text:style-name="P185">Arithmetic Operations:</text:p>
      <text:p text:style-name="P131"><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31"/>
      <text:p text:style-name="P34">* With Expression: <text:span text:style-name="T87">Simple shell arithmetic</text:span></text:p>
      <text:p text:style-name="P74">expr 2 + 2 - 1</text:p>
      <text:p text:style-name="P74">3</text:p>
      <text:p text:style-name="P74"/>
      <text:p text:style-name="P74">expr 2 <text:s/><text:span text:style-name="T8">\*</text:span> 10</text:p>
      <text:p text:style-name="P74">20</text:p>
      <text:p text:style-name="P74"/>
      <text:p text:style-name="P35">* <text:span text:style-name="T86">Scape the characters correctly with \</text:span></text:p>
      <text:p text:style-name="P74">expr <text:span text:style-name="T8">\( </text:span>2 + 2 <text:span text:style-name="T8">\)</text:span> \* 4</text:p>
      <text:p text:style-name="P74">16</text:p>
      <text:p text:style-name="P74"/>
      <text:p text:style-name="P133">If not you will have the following error:</text:p>
      <text:p text:style-name="P133">expr ( 2 + 2 ) \* 4</text:p>
      <text:p text:style-name="P133">bash: syntax error near unexpected token `2'</text:p>
      <text:p text:style-name="P74"/>
      <text:p text:style-name="P35">* <text:span text:style-name="T85">With command substitution:</text:span></text:p>
      <text:p text:style-name="P74">echo `expr 5 - 2`</text:p>
      <text:p text:style-name="P74">3</text:p>
      <text:p text:style-name="P74"/>
      <text:p text:style-name="P74"/>
      <text:p text:style-name="P187">Variables, local and system</text:p>
      <text:p text:style-name="P134"><text:span text:style-name="T89">L</text:span>ocal variables: <text:s text:c="2"/><text:span text:style-name="T8">env </text:span>or <text:span text:style-name="T8">printenv</text:span></text:p>
      <text:p text:style-name="P135"><text:soft-page-break/></text:p>
      <text:p text:style-name="P135">System variables: <text:span text:style-name="T8"><text:s/>set </text:span><text:span text:style-name="T90">or</text:span><text:span text:style-name="T13"> declare</text:span></text:p>
      <text:p text:style-name="P135"/>
      <text:p text:style-name="P135"/>
      <text:p text:style-name="P135"/>
      <text:p text:style-name="P186">Quotes or quoting characters:</text:p>
      <text:p text:style-name="P136"><text:a xlink:type="simple" xlink:href="https://linuxacademy.com/cp/courses/lesson/course/615/lesson/14/completed/13/module/72" text:style-name="Internet_20_link" text:visited-style-name="Visited_20_Internet_20_Link">https://linuxacademy.com/cp/courses/lesson/course/615/lesson/14/completed/13/module/72</text:a></text:p>
      <text:p text:style-name="P136"/>
      <text:p text:style-name="P137"><text:span text:style-name="T8">Escape character</text:span> (back slash) <text:s text:c="2"/>\</text:p>
      <text:p text:style-name="P137">To show special characters like $ as literals. <text:span text:style-name="T14">Good to escape one single character</text:span></text:p>
      <text:p text:style-name="P137"/>
      <text:p text:style-name="P137">echo \$CEC</text:p>
      <text:p text:style-name="P137">$CEC</text:p>
      <text:p text:style-name="P137"/>
      <text:p text:style-name="P137">echo <text:s/>\$AS <text:s/>\$ASDF <text:s/>\$SDF</text:p>
      <text:p text:style-name="P137">$AS <text:s/>$ASDF <text:s/>$SDF</text:p>
      <text:p text:style-name="P137"/>
      <text:p text:style-name="P137"><text:span text:style-name="T8">Single quotes: <text:s/>' ' <text:s/></text:span>You will print literally everything inside the single quotes. <text:span text:style-name="T14">Good to escape a list of characters:</text:span></text:p>
      <text:p text:style-name="P137">echo '$SDF<text:span text:style-name="T95">`</text:span></text:p>
      <text:p text:style-name="P137">$SDF</text:p>
      <text:p text:style-name="P137"/>
      <text:p text:style-name="P137">echo '$SDF $SDF $SDF ' </text:p>
      <text:p text:style-name="P137">$SDF $SDF $SDF</text:p>
      <text:p text:style-name="P137"/>
      <text:p text:style-name="P138"><text:span text:style-name="T8">Double quotes:</text:span> <text:s/>" "</text:p>
      <text:p text:style-name="P139">To evaluate the values of the variables contained after the dollar sign.</text:p>
      <text:p text:style-name="P145">Quotes the literal value of all the characters enclosed except the $ sign.</text:p>
      <text:p text:style-name="P138"/>
      <text:p text:style-name="P138">echo "$DOL"</text:p>
      <text:p text:style-name="P138">nothing</text:p>
      <text:p text:style-name="P138"/>
      <text:p text:style-name="P138">export DOL="MyValue"</text:p>
      <text:p text:style-name="P138"/>
      <text:p text:style-name="P138">echo "$DOL"</text:p>
      <text:p text:style-name="P138">MyValue</text:p>
      <text:p text:style-name="P138"/>
      <text:p text:style-name="P140">echo “Today’s date is: `date`</text:p>
      <text:p text:style-name="P138">Today's date is: Mon 28 Jan 13:23:51 GMT 2019</text:p>
      <text:p text:style-name="P138"/>
      <text:p text:style-name="P140"/>
      <text:p text:style-name="P140"/>
      <text:p text:style-name="P140"/>
      <text:p text:style-name="P188">Using dev/null:</text:p>
      <text:p text:style-name="P146"/>
      <text:p text:style-name="P146">The black hole of linux. Everything sent there will disappear without causing any problem.</text:p>
      <text:p text:style-name="P140"/>
      <text:p text:style-name="P140">&gt;&gt;/dev/null</text:p>
      <text:p text:style-name="P192"><text:soft-page-break/></text:p>
      <text:p text:style-name="P37"><text:span text:style-name="T29">Read statement: </text:span><text:span text:style-name="T73">To provide input to the script:</text:span></text:p>
      <text:p text:style-name="P148"/>
      <text:p text:style-name="P147"># Interactive script for user i<text:span text:style-name="T96">n</text:span>put</text:p>
      <text:p text:style-name="P147"/>
      <text:p text:style-name="P147">echo "Enter your first name: "</text:p>
      <text:p text:style-name="P147"><text:span text:style-name="T8">read </text:span>FIRSTNAME</text:p>
      <text:p text:style-name="P147"/>
      <text:p text:style-name="P147">echo "Hello $FIRSTNAME"</text:p>
      <text:p text:style-name="P147"/>
      <text:p text:style-name="P149"/>
      <text:p text:style-name="P38">Another script a little more complicated:</text:p>
      <text:p text:style-name="P150"># Interactive script for user imput</text:p>
      <text:p text:style-name="P150"/>
      <text:p text:style-name="P150">echo "Enter your first name: "</text:p>
      <text:p text:style-name="P150"><text:span text:style-name="T8">read</text:span> FIRSTNAME</text:p>
      <text:p text:style-name="P150">echo "Enter your last name"</text:p>
      <text:p text:style-name="P150"><text:span text:style-name="T8">read</text:span> LASTNAME</text:p>
      <text:p text:style-name="P150"/>
      <text:p text:style-name="P150">echo ""</text:p>
      <text:p text:style-name="P150">echo "Your full name is: $FIRSTNAME $LASTNAME"</text:p>
      <text:p text:style-name="P150">echo ""</text:p>
      <text:p text:style-name="P150">echo "Enter your age"</text:p>
      <text:p text:style-name="P150"><text:span text:style-name="T8">read</text:span> USERAGE</text:p>
      <text:p text:style-name="P150"/>
      <text:p text:style-name="P150">echo "In 10 Years, You will be `expr $<text:span text:style-name="T8">USERAGE</text:span> + 10` years old"</text:p>
      <text:p text:style-name="P147"/>
      <text:p text:style-name="P147"/>
      <text:p text:style-name="P189">Shell Expasion:</text:p>
      <text:p text:style-name="P151"/>
      <text:p text:style-name="P41">See current directory:</text:p>
      <text:p text:style-name="P154">echo ~+</text:p>
      <text:p text:style-name="P151"/>
      <text:p text:style-name="P40">Export a new path into my PATH:</text:p>
      <text:p text:style-name="P153">export NEWPATH=$PATH:~</text:p>
      <text:p text:style-name="P151"/>
      <text:p text:style-name="P39">Show me everything starting with HO inside my environment variables.</text:p>
      <text:p text:style-name="P152">env | grep “HO*”</text:p>
      <text:p text:style-name="P152">HOME HOSTNAME HOSTTYPE</text:p>
      <text:p text:style-name="P152"/>
      <text:p text:style-name="P39">This is the same:</text:p>
      <text:p text:style-name="P152">echo “${!HO*}” </text:p>
      <text:p text:style-name="P151">HOME HOSTNAME HOSTTYPE</text:p>
      <text:p text:style-name="P151"/>
      <text:p text:style-name="P191">Type of variables: <text:span text:style-name="T101">Declare Explicit</text:span></text:p>
      <text:p text:style-name="P154"><text:a xlink:type="simple" xlink:href="https://linuxacademy.com/cp/courses/lesson/course/615/lesson/18/module/72" text:style-name="Internet_20_link" text:visited-style-name="Visited_20_Internet_20_Link">https://linuxacademy.com/cp/courses/lesson/course/615/lesson/18/module/72</text:a></text:p>
      <text:p text:style-name="P154"/>
      <text:p text:style-name="P155"><text:soft-page-break/>To reasing type of variables.</text:p>
      <text:p text:style-name="P155"/>
      <text:p text:style-name="P161">By default variables are declared implicit. </text:p>
      <text:p text:style-name="P161"/>
      <text:p text:style-name="P161">The below procedure explains how can we do it explicit.</text:p>
      <text:p text:style-name="P155"/>
      <text:p text:style-name="P159">Declare can set a type, unset a type and display the value of a type for a particular variable.</text:p>
      <text:p text:style-name="P155"/>
      <text:p text:style-name="P160">Declare a variable as an Integer </text:p>
      <text:list xml:id="list1374086669" text:style-name="L6">
        <text:list-item>
          <text:p text:style-name="P233">Create the variable: <text:s text:c="9"/>MYVAR=4</text:p>
        </text:list-item>
        <text:list-item>
          <text:p text:style-name="P233">Declare it as an in<text:span text:style-name="T100">t</text:span>eger: <text:s/>declare -i MYVAR</text:p>
        </text:list-item>
        <text:list-item>
          <text:p text:style-name="P233">Check it: <text:s/>declare -p MYVAR</text:p>
          <text:p text:style-name="P233"><text:s text:c="10"/>declare -i MYVAR="4"</text:p>
        </text:list-item>
      </text:list>
      <text:p text:style-name="P155"/>
      <text:p text:style-name="P155"/>
      <text:p text:style-name="P155">declare -p</text:p>
      <text:p text:style-name="P155">declare -r</text:p>
      <text:p text:style-name="P155">declare +r</text:p>
      <text:p text:style-name="P155">declare +i</text:p>
      <text:p text:style-name="P151"/>
      <text:p text:style-name="P151"/>
      <text:p text:style-name="P190">Arrays:</text:p>
      <text:p text:style-name="P156"/>
      <text:p text:style-name="P156"><text:span text:style-name="T98">V</text:span>ariable that have indexes associated to the individual values.</text:p>
      <text:p text:style-name="P151"/>
      <text:p text:style-name="P162">The first value is always 0</text:p>
      <text:p text:style-name="P163">The delimeter <text:span text:style-name="T3">is the empty space</text:span></text:p>
      <text:p text:style-name="P151"/>
      <text:p text:style-name="P42">Example:</text:p>
      <text:p text:style-name="P157">MYARRAY=("First" "Second" "Third")</text:p>
      <text:p text:style-name="P157">echo $MYARRAY</text:p>
      <text:p text:style-name="P157">First <text:s/>→ <text:span text:style-name="T8">will display the first value </text:span><text:span text:style-name="T15">only</text:span><text:span text:style-name="T8">, </text:span><text:span text:style-name="T102">(First in this example)</text:span>t<text:span text:style-name="T8">o see another index do the following:</text:span></text:p>
      <text:p text:style-name="P157"/>
      <text:p text:style-name="P157">echo ${MYARRAY[<text:span text:style-name="T8">1</text:span>]}</text:p>
      <text:p text:style-name="P157">Second</text:p>
      <text:p text:style-name="P151"/>
      <text:p text:style-name="P151">echo ${MYARRAY[<text:span text:style-name="T8">2</text:span>]}</text:p>
      <text:p text:style-name="P151">Third</text:p>
      <text:p text:style-name="P151"/>
      <text:p text:style-name="P43">See everything inside the array:</text:p>
      <text:p text:style-name="P158">echo ${MYARRAY[<text:span text:style-name="T8">*</text:span>]}</text:p>
      <text:p text:style-name="P158">First Second Third</text:p>
      <text:p text:style-name="P151"/>
      <text:p text:style-name="P151"/>
      <text:p text:style-name="P43">Assing a new value:</text:p>
      <text:p text:style-name="P158">MYARRAY[<text:span text:style-name="T8">3</text:span>]=Fourth <text:s text:c="3"/>→<text:span text:style-name="T99"> 3 is the next available index in the array.</text:span></text:p>
      <text:p text:style-name="P158"/>
      <text:p text:style-name="P158"><text:soft-page-break/>echo ${MYARRAY[*]}</text:p>
      <text:p text:style-name="P158">First Second Third <text:span text:style-name="T8">Fourth</text:span></text:p>
      <text:p text:style-name="P151"/>
      <text:p text:style-name="P151"/>
      <text:p text:style-name="P151">Write a script intended to iterate through an array called SERVERLIST containing at least four values (server names). Display all four values to the terminal when run.</text:p>
      <text:p text:style-name="P151"/>
      <text:p text:style-name="P209">SERVERLIST=("tc-app1" "tc-app2" "tc-app3" "tc-app4")</text:p>
      <text:p text:style-name="P209">#echo ${SERVERLIST[*]}</text:p>
      <text:p text:style-name="P209">COUNT=0</text:p>
      <text:p text:style-name="P209"/>
      <text:p text:style-name="P209">for INDEX in ${SERVERLIST[@]}; do</text:p>
      <text:p text:style-name="P209"/>
      <text:p text:style-name="P209"><text:s text:c="2"/>echo "Processing Server: ${SERVERLIST[COUNT]}"</text:p>
      <text:p text:style-name="P209"/>
      <text:p text:style-name="P209"><text:s text:c="2"/>COUNT="`expr $COUNT + 1`"</text:p>
      <text:p text:style-name="P209"/>
      <text:p text:style-name="P209">done</text:p>
      <text:p text:style-name="P151"/>
      <text:p text:style-name="P166"/>
      <text:p text:style-name="P193">Passing variables to scrips:</text:p>
      <text:p text:style-name="P166"/>
      <text:p text:style-name="P167">How to pass values from command line into the script:</text:p>
      <text:p text:style-name="P167"/>
      <text:p text:style-name="P167">#!/bin/bash</text:p>
      <text:p text:style-name="P167">echo "The following item was passed in to the script at run time <text:span text:style-name="T8">$1</text:span>” </text:p>
      <text:p text:style-name="P167"/>
      <text:p text:style-name="P167">joaquim@DIT-LNX-00059:~/Documents/tests/scripts$ ./passing_variable.sh <text:span text:style-name="T8">asdfasdf</text:span></text:p>
      <text:p text:style-name="P167">The following item was passwed in to the script at run time <text:span text:style-name="T8">asdfasdf</text:span></text:p>
      <text:p text:style-name="P45"/>
      <text:p text:style-name="P45"/>
      <text:p text:style-name="P167">If you add more numbers in order you can add more words:</text:p>
      <text:p text:style-name="P167"/>
      <text:p text:style-name="P167">echo "The following item was passwed in to the script at run time <text:span text:style-name="T8">$1 $2</text:span>”</text:p>
      <text:p text:style-name="P166"/>
      <text:p text:style-name="P167"><text:s/>./passing_variable.sh <text:span text:style-name="T8">asdfasdf 4645645654</text:span></text:p>
      <text:p text:style-name="P167"/>
      <text:p text:style-name="P167">The following item was passwed in to the script at run time <text:span text:style-name="T8">asdfasdf 4645645654</text:span></text:p>
      <text:p text:style-name="P166"/>
      <text:p text:style-name="P167">And so on. </text:p>
      <text:p text:style-name="P167"/>
      <text:p text:style-name="P167"/>
      <text:p text:style-name="P167"/>
      <text:p text:style-name="P166"/>
      <text:p text:style-name="P45">* Another option:</text:p>
      <text:p text:style-name="P167"/>
      <text:p text:style-name="P167">USERNAME=$1</text:p>
      <text:p text:style-name="P167">PASSWORD=$2</text:p>
      <text:p text:style-name="P167"/>
      <text:p text:style-name="P167">echo "The following username is $USERNAME and password is $PASSWORD"</text:p>
      <text:p text:style-name="P166"><text:soft-page-break/></text:p>
      <text:p text:style-name="P166"/>
      <text:p text:style-name="P166">. passing_variable.sh <text:span text:style-name="T8">Ullet 12345###</text:span></text:p>
      <text:p text:style-name="P166">The following username is <text:span text:style-name="T8">Ullet</text:span> and password is <text:span text:style-name="T8">12345### </text:span></text:p>
      <text:p text:style-name="P166"/>
      <text:p text:style-name="P166"/>
      <text:p text:style-name="P194">Comparison Operators:</text:p>
      <text:p text:style-name="P173"/>
      <text:p text:style-name="P172">&amp;&amp; <text:s/>→ means and </text:p>
      <text:p text:style-name="P172">|| → or </text:p>
      <text:p text:style-name="P166"/>
      <text:p text:style-name="P166"/>
      <text:p text:style-name="P46"><text:span text:style-name="T29">If Statement <text:s/></text:span><text:span text:style-name="T71">Conditional.</text:span></text:p>
      <text:p text:style-name="P166"/>
      <text:p text:style-name="P168">if [ condition ] <text:s text:c="2"/>--------------→ <text:span text:style-name="T8">Important</text:span>: must <text:span text:style-name="T104">have</text:span> an space before and after the brackets allways.</text:p>
      <text:p text:style-name="P168"><text:tab/>then <text:tab/></text:p>
      <text:p text:style-name="P168"><text:tab/><text:tab/>commands to be run if true<text:tab/></text:p>
      <text:p text:style-name="P169">fi</text:p>
      <text:p text:style-name="P166"/>
      <text:p text:style-name="P166"/>
      <text:p text:style-name="P47">Example:</text:p>
      <text:p text:style-name="P199">Type one number from 1 to 5 and if you find the correct one the script will let It know. 3 is the number.</text:p>
      <text:p text:style-name="P210"/>
      <text:p text:style-name="P210">#!/bin/bash</text:p>
      <text:p text:style-name="P210"># simple if script for guessing a number</text:p>
      <text:p text:style-name="P210"/>
      <text:p text:style-name="P210">clear</text:p>
      <text:p text:style-name="P210">echo "Guess the secret number"</text:p>
      <text:p text:style-name="P210">echo "======================="</text:p>
      <text:p text:style-name="P210">echo ""</text:p>
      <text:p text:style-name="P210">echo "Enter a Number between 1 and 5"</text:p>
      <text:p text:style-name="P210">read GUESS</text:p>
      <text:p text:style-name="P210"/>
      <text:p text:style-name="P210">if [ $GUESS -eq <text:span text:style-name="T8">3</text:span> ]</text:p>
      <text:p text:style-name="P210"><text:s text:c="8"/>then</text:p>
      <text:p text:style-name="P210"><text:s text:c="16"/>echo "You guessed the correct number"</text:p>
      <text:p text:style-name="P210">fi</text:p>
      <text:p text:style-name="P210"/>
      <text:p text:style-name="P210"/>
      <text:p text:style-name="P210"/>
      <text:p text:style-name="P210"/>
      <text:p text:style-name="P210"/>
      <text:p text:style-name="P210"/>
      <text:p text:style-name="P166"/>
      <text:p text:style-name="P48">Another example:</text:p>
      <text:p text:style-name="P170">This script is picking the first input typed on the cli and checking if exists and if it’s readable.</text:p>
      <text:p text:style-name="P170">-f check that i<text:span text:style-name="T105">s</text:span> a file. -r checks if it’s readable. <text:span text:style-name="T107">I’ve created mytext.txt</text:span></text:p>
      <text:p text:style-name="P166"/>
      <text:p text:style-name="P166">./<text:span text:style-name="T107">if_test_file.sh mytext.txt</text:span></text:p>
      <text:p text:style-name="P166"/>
      <text:p text:style-name="P210">#!/bin/bash</text:p>
      <text:p text:style-name="P210"># test mutiple expressions in single if statement</text:p>
      <text:p text:style-name="P210"><text:soft-page-break/></text:p>
      <text:p text:style-name="P210">FILENAME=$1</text:p>
      <text:p text:style-name="P210"/>
      <text:p text:style-name="P210">echo "Testing for file $FILENAME and readability"</text:p>
      <text:p text:style-name="P210"/>
      <text:p text:style-name="P210"><text:span text:style-name="T8">if </text:span>[ <text:span text:style-name="T8">-f </text:span>$FILENAME ] &amp;&amp; [ <text:span text:style-name="T8">-r</text:span> $FILENAME ] <text:s text:c="2"/>→<text:span text:style-name="T103"> if the file exists AND is readable, show me the echo.</text:span></text:p>
      <text:p text:style-name="P210"><text:s text:c="8"/><text:span text:style-name="T8">then</text:span></text:p>
      <text:p text:style-name="P210"><text:s text:c="16"/>echo "File $FILENAME exists AND is readable"</text:p>
      <text:p text:style-name="P210"/>
      <text:p text:style-name="P210">fi</text:p>
      <text:p text:style-name="P210"/>
      <text:p text:style-name="Horizontal_20_Line"/>
      <text:p text:style-name="P49">If – else:</text:p>
      <text:p text:style-name="P174">If the value is equal to 1 or to 2 or to 3 show me this message, if not show me the other one</text:p>
      <text:p text:style-name="P174">If you don’t type and integer redirect the output error to <text:s/><text:span text:style-name="T57">2&gt;/dev/null</text:span></text:p>
      <text:p text:style-name="P174"/>
      <text:p text:style-name="P211"># Simple example of if then else and nested if statements</text:p>
      <text:p text:style-name="P211"/>
      <text:p text:style-name="P211">echo "Enter a number between 1 and 3"</text:p>
      <text:p text:style-name="P211"><text:span text:style-name="T8">read</text:span> VALUE</text:p>
      <text:p text:style-name="P211"/>
      <text:p text:style-name="P211"><text:span text:style-name="T8">if </text:span>[ "$VALUE" -eq "1" ] 2&gt;/dev/null || [ "$VALUE" -eq "2" ] 2&gt;/dev/null || [ "$VALUE" -eq "3" ] 2&gt;/dev/null; then</text:p>
      <text:p text:style-name="P211"><text:s text:c="8"/>echo ""</text:p>
      <text:p text:style-name="P211"><text:s text:c="8"/>echo "You entered $VALUE"</text:p>
      <text:p text:style-name="P216">else</text:p>
      <text:p text:style-name="P211"><text:s text:c="8"/>echo ""</text:p>
      <text:p text:style-name="P211"><text:s text:c="8"/>echo "You didn't follow directions!"</text:p>
      <text:p text:style-name="P216">fi</text:p>
      <text:p text:style-name="P171"/>
      <text:p text:style-name="Horizontal_20_Line"/>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50">Elif:</text:p>
      <text:p text:style-name="P175"/>
      <text:list xml:id="list455270921" text:style-name="L7">
        <text:list-item>
          <text:p text:style-name="P234">If the value is 1 show me this message redirecting the error to dev/null</text:p>
        </text:list-item>
        <text:list-item>
          <text:p text:style-name="P234">If the value is 2 show me this other message and 2&gt;/dev/null</text:p>
        </text:list-item>
        <text:list-item>
          <text:p text:style-name="P234">If it’s 3 show this other message and 2&gt;/dev/null</text:p>
        </text:list-item>
        <text:list-item>
          <text:p text:style-name="P234"><text:soft-page-break/>If not show this message</text:p>
        </text:list-item>
      </text:list>
      <text:p text:style-name="P166"/>
      <text:p text:style-name="P210">echo "Enter a number between 1 and 3:"</text:p>
      <text:p text:style-name="P210">read VALUE</text:p>
      <text:p text:style-name="P210"/>
      <text:p text:style-name="P210"><text:span text:style-name="T8">if </text:span>[ "$VALUE" -eq "1" ] 2&gt;/dev/null; then</text:p>
      <text:p text:style-name="P210"><text:s text:c="8"/>echo ""</text:p>
      <text:p text:style-name="P210"><text:s text:c="8"/>echo "You entered 1"</text:p>
      <text:p text:style-name="P210"><text:span text:style-name="T8">elif </text:span>[ "$VALUE" -eq "2" ] 2&gt;/dev/null; then</text:p>
      <text:p text:style-name="P210"><text:s text:c="8"/>echo ""</text:p>
      <text:p text:style-name="P210"><text:s text:c="8"/>echo "You entered 2"</text:p>
      <text:p text:style-name="P210"><text:span text:style-name="T8">elif </text:span>[ "$VALUE" -eq "3" ] 2&gt;/dev/null; then</text:p>
      <text:p text:style-name="P210"><text:s text:c="8"/>echo ""</text:p>
      <text:p text:style-name="P210"><text:s text:c="8"/>echo "You entered 3"</text:p>
      <text:p text:style-name="P217">else</text:p>
      <text:p text:style-name="P210"><text:s text:c="8"/>echo""</text:p>
      <text:p text:style-name="P210"><text:s text:c="8"/>echo "You didn't followed directions"</text:p>
      <text:p text:style-name="P210"/>
      <text:p text:style-name="P217">fi</text:p>
      <text:p text:style-name="P210"/>
      <text:p text:style-name="P210"/>
      <text:p text:style-name="P195">For Loop:</text:p>
      <text:p text:style-name="P213"/>
      <text:p text:style-name="P204">The below script does:</text:p>
      <text:list xml:id="list3488236042" text:style-name="L8">
        <text:list-item>
          <text:p text:style-name="P241">Command substitution searching for all .sh files on my current folder</text:p>
        </text:list-item>
        <text:list-item>
          <text:p text:style-name="P241">For every file inside shellscript do:</text:p>
        </text:list-item>
        <text:list-item>
          <text:p text:style-name="P241">A cat (of every file)</text:p>
        </text:list-item>
        <text:list-item>
          <text:p text:style-name="P241">And display it with echo (every file will be displayed on the screen)</text:p>
        </text:list-item>
      </text:list>
      <text:p text:style-name="P212"/>
      <text:p text:style-name="P212">#!/bin/bash</text:p>
      <text:p text:style-name="P212"># demo of the for loop</text:p>
      <text:p text:style-name="P212"/>
      <text:p text:style-name="P212">echo "List all the shell script contents of the directory"</text:p>
      <text:p text:style-name="P212"/>
      <text:p text:style-name="P212"><text:span text:style-name="T106">SHELLSCRIPTS</text:span>=`ls *.sh`</text:p>
      <text:p text:style-name="P212"/>
      <text:p text:style-name="P212">for SCRIPT in "$SHELLSCRIPTS"; do</text:p>
      <text:p text:style-name="P212"><text:s text:c="8"/>DISPLAY="`cat $SCRIPT`"</text:p>
      <text:p text:style-name="P212"><text:s text:c="8"/>echo "File: $SCRIPT - Contents $DISPLAY"</text:p>
      <text:p text:style-name="P212">done</text:p>
      <text:p text:style-name="P212"/>
      <text:p text:style-name="P212"/>
      <text:p text:style-name="P212"/>
      <text:p text:style-name="P212"/>
      <text:p text:style-name="P212"/>
      <text:p text:style-name="P212"/>
      <text:p text:style-name="P212"/>
      <text:p text:style-name="P196">Case Statement: <text:span text:style-name="T38">(conditional)</text:span></text:p>
      <text:p text:style-name="P200"/>
      <text:p text:style-name="P200">asdfasd</text:p>
      <text:p text:style-name="P200"/>
      <text:p text:style-name="P214">echo "MAIN MENU"</text:p>
      <text:p text:style-name="P214">echo "========="</text:p>
      <text:p text:style-name="P214">echo "1) Choice One"</text:p>
      <text:p text:style-name="P214">echo "2) Choice Two"</text:p>
      <text:p text:style-name="P214"><text:soft-page-break/>echo "3) Choice Three"</text:p>
      <text:p text:style-name="P214">echo ""</text:p>
      <text:p text:style-name="P214">echo "Enter Choice"</text:p>
      <text:p text:style-name="P214">read MENUCHOICE</text:p>
      <text:p text:style-name="P214"/>
      <text:p text:style-name="P214"><text:span text:style-name="T8">case </text:span>$MENUCHOICE in</text:p>
      <text:p text:style-name="P214"><text:s text:c="8"/>1)</text:p>
      <text:p text:style-name="P214"><text:s text:c="16"/>echo "Congratulations for choosing the first option";;</text:p>
      <text:p text:style-name="P214"><text:s text:c="8"/>2)</text:p>
      <text:p text:style-name="P214"><text:s text:c="16"/>echo "Choice 2 Chosen"<text:span text:style-name="T8">;; <text:s text:c="3"/>→</text:span><text:span text:style-name="T16"> two semicolons to tell case that this is the end of this option</text:span></text:p>
      <text:p text:style-name="P214"><text:s text:c="8"/>3)</text:p>
      <text:p text:style-name="P214"><text:s text:c="16"/>echo "Last Choise made";;</text:p>
      <text:p text:style-name="P214"><text:s text:c="8"/>*)</text:p>
      <text:p text:style-name="P214"><text:s text:c="16"/>echo "You chose unwisely";;</text:p>
      <text:p text:style-name="P218">esac</text:p>
      <text:p text:style-name="P214"/>
      <text:p text:style-name="P214"/>
      <text:p text:style-name="P214">MAIN MENU</text:p>
      <text:p text:style-name="P214">=========</text:p>
      <text:p text:style-name="P214">1) Choice One</text:p>
      <text:p text:style-name="P214">2) Choice Two</text:p>
      <text:p text:style-name="P214">3) Choice Three</text:p>
      <text:p text:style-name="P214"/>
      <text:p text:style-name="P214">Enter Choice</text:p>
      <text:p text:style-name="P214">asdfasdfasdf</text:p>
      <text:p text:style-name="P214">You chose unwisely</text:p>
      <text:p text:style-name="P214"/>
      <text:p text:style-name="P214"/>
      <text:p text:style-name="P197">While loop: <text:span text:style-name="T39">(conditional)</text:span></text:p>
      <text:p text:style-name="P201"/>
      <text:p text:style-name="P201">asdsafada</text:p>
      <text:p text:style-name="P201"/>
      <text:p text:style-name="P215">echo "Enter number of times to display the hello world message"</text:p>
      <text:p text:style-name="P215">read DISPLAYNUMBER</text:p>
      <text:p text:style-name="P215"/>
      <text:p text:style-name="P215">COUNT=1 # Normally i , x or other letter is used here, this is only a variable to say from which number we are starting</text:p>
      <text:p text:style-name="P215"># If you add 0 you will fall in an infinite loop</text:p>
      <text:p text:style-name="P215"/>
      <text:p text:style-name="P215"><text:span text:style-name="T8">while</text:span> [ $COUNT -le $DISPLAYNUMBER ]</text:p>
      <text:p text:style-name="P215"><text:s text:c="6"/><text:span text:style-name="T8"><text:s text:c="2"/>do</text:span></text:p>
      <text:p text:style-name="P215"><text:s text:c="16"/>echo "Hello World - $COUNT"</text:p>
      <text:p text:style-name="P215"><text:s text:c="16"/>COUNT="`expr $COUNT + 1`"</text:p>
      <text:p text:style-name="P215"><text:s text:c="8"/><text:span text:style-name="T8">done</text:span></text:p>
      <text:p text:style-name="P201"/>
      <text:p text:style-name="P201"/>
      <text:p text:style-name="P201"/>
      <text:p text:style-name="P201"/>
      <text:p text:style-name="P215">Enter number of times to display the hello world message</text:p>
      <text:p text:style-name="P215">5</text:p>
      <text:p text:style-name="P215">Hello World - 1</text:p>
      <text:p text:style-name="P215">Hello World - 2</text:p>
      <text:p text:style-name="P215">Hello World - 3</text:p>
      <text:p text:style-name="P215">Hello World - 4</text:p>
      <text:p text:style-name="P215">Hello World – 5</text:p>
      <text:p text:style-name="P215"/>
      <text:p text:style-name="P215"/>
      <text:p text:style-name="P215"><text:soft-page-break/></text:p>
      <text:p text:style-name="P20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2-21T23:24:35.552000000</dc:date>
    <meta:editing-duration>P6DT16H43M10S</meta:editing-duration>
    <meta:editing-cycles>250</meta:editing-cycles>
    <meta:generator>LibreOffice/6.1.4.2$Windows_X86_64 LibreOffice_project/9d0f32d1f0b509096fd65e0d4bec26ddd1938fd3</meta:generator>
    <meta:document-statistic meta:table-count="0" meta:image-count="1" meta:object-count="0" meta:page-count="21" meta:paragraph-count="565" meta:word-count="3461" meta:character-count="20518" meta:non-whitespace-character-count="17004"/>
  </office:meta>
</office:document-meta>
</file>